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Gothic" svg:font-family="'Century Gothic', 'Microsoft YaHei', 'Trebuchet MS', Arial, Verdana, Tahoma, 'DejaVu Sans', 'Liberation sans', 'Bitstream Vera Sans', sans-serif"/>
    <style:font-face style:name="Consolas" svg:font-family="Consolas, 'Bitstream Vera Sans Mono', 'Courier New', Courier, monospace"/>
    <style:font-face style:name="Microsoft YaHei" svg:font-family="'Microsoft YaHei'"/>
    <style:font-face style:name="PingFangSC-Regular" svg:font-family="PingFangSC-Regular, Verdana, Arial, 微软雅黑, 宋体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7ae3"/>
    </style:style>
    <style:style style:name="P2" style:family="paragraph" style:parent-style-name="Standard">
      <style:text-properties officeooo:paragraph-rsid="000d6f78"/>
    </style:style>
    <style:style style:name="P3" style:family="paragraph" style:parent-style-name="Standard">
      <style:text-properties fo:background-color="#fff200"/>
    </style:style>
    <style:style style:name="P4" style:family="paragraph" style:parent-style-name="Standard">
      <style:text-properties officeooo:rsid="002a57a6" officeooo:paragraph-rsid="002dbe43" fo:background-color="#fff200"/>
    </style:style>
    <style:style style:name="P5" style:family="paragraph" style:parent-style-name="Standard">
      <style:text-properties officeooo:rsid="001ec604" officeooo:paragraph-rsid="0022d87d" fo:background-color="#fff200"/>
    </style:style>
    <style:style style:name="P6" style:family="paragraph" style:parent-style-name="Standard">
      <style:text-properties officeooo:rsid="002a57a6" officeooo:paragraph-rsid="002dbe43" fo:background-color="#fff200" style:font-name-asian="Microsoft YaHei" style:font-size-asian="10.5pt"/>
    </style:style>
    <style:style style:name="P7" style:family="paragraph" style:parent-style-name="Standard">
      <style:text-properties officeooo:rsid="003693b6" officeooo:paragraph-rsid="005284be" fo:background-color="#fff200"/>
    </style:style>
    <style:style style:name="P8" style:family="paragraph" style:parent-style-name="Standard">
      <style:text-properties fo:background-color="#72bf44"/>
    </style:style>
    <style:style style:name="P9" style:family="paragraph" style:parent-style-name="Standard">
      <style:text-properties officeooo:paragraph-rsid="0013c9b0" fo:background-color="#72bf44"/>
    </style:style>
    <style:style style:name="P10" style:family="paragraph" style:parent-style-name="Standard">
      <style:text-properties officeooo:rsid="0016e6dc" officeooo:paragraph-rsid="00255983" fo:background-color="#72bf44"/>
    </style:style>
    <style:style style:name="P11" style:family="paragraph" style:parent-style-name="Standard">
      <style:text-properties officeooo:rsid="002a57a6" officeooo:paragraph-rsid="002a57a6" fo:background-color="#72bf44" loext:padding="0cm" loext:border="none"/>
    </style:style>
    <style:style style:name="P12" style:family="paragraph" style:parent-style-name="Standard">
      <style:text-properties officeooo:rsid="0013c9b0" officeooo:paragraph-rsid="0013c9b0" fo:background-color="transparent"/>
    </style:style>
    <style:style style:name="P13" style:family="paragraph" style:parent-style-name="Standard">
      <style:text-properties officeooo:rsid="0016e6dc" officeooo:paragraph-rsid="0016e6dc" fo:background-color="transparent"/>
    </style:style>
    <style:style style:name="P14" style:family="paragraph" style:parent-style-name="Standard">
      <style:text-properties officeooo:rsid="0016e6dc" officeooo:paragraph-rsid="00187d9f" fo:background-color="transparent"/>
    </style:style>
    <style:style style:name="P15" style:family="paragraph" style:parent-style-name="Standard">
      <style:text-properties officeooo:rsid="0016e6dc" officeooo:paragraph-rsid="001b4028" fo:background-color="transparent"/>
    </style:style>
    <style:style style:name="P16" style:family="paragraph" style:parent-style-name="Standard">
      <style:text-properties officeooo:rsid="0016e6dc" officeooo:paragraph-rsid="001c0956" fo:background-color="transparent"/>
    </style:style>
    <style:style style:name="P17" style:family="paragraph" style:parent-style-name="Standard">
      <style:text-properties officeooo:rsid="0016e6dc" officeooo:paragraph-rsid="00255983" fo:background-color="transparent"/>
    </style:style>
    <style:style style:name="P18" style:family="paragraph" style:parent-style-name="Standard">
      <style:text-properties officeooo:rsid="0016e6dc" officeooo:paragraph-rsid="00292a48" fo:background-color="transparent"/>
    </style:style>
    <style:style style:name="P19" style:family="paragraph" style:parent-style-name="Standard">
      <style:text-properties officeooo:rsid="001cd219" officeooo:paragraph-rsid="001cd219" fo:background-color="transparent"/>
    </style:style>
    <style:style style:name="P20" style:family="paragraph" style:parent-style-name="Standard">
      <style:text-properties officeooo:rsid="001cd219" officeooo:paragraph-rsid="00220cc9" fo:background-color="transparent"/>
    </style:style>
    <style:style style:name="P21" style:family="paragraph" style:parent-style-name="Standard">
      <style:text-properties officeooo:rsid="001ec604" officeooo:paragraph-rsid="001ec604" fo:background-color="transparent"/>
    </style:style>
    <style:style style:name="P22" style:family="paragraph" style:parent-style-name="Standard">
      <style:text-properties officeooo:rsid="001ec604" officeooo:paragraph-rsid="00209910" fo:background-color="transparent"/>
    </style:style>
    <style:style style:name="P23" style:family="paragraph" style:parent-style-name="Standard">
      <style:text-properties officeooo:rsid="001ec604" officeooo:paragraph-rsid="0028242e" fo:background-color="transparent"/>
    </style:style>
    <style:style style:name="P24" style:family="paragraph" style:parent-style-name="Standard">
      <style:text-properties officeooo:rsid="001ec604" officeooo:paragraph-rsid="0023f948" fo:background-color="transparent"/>
    </style:style>
    <style:style style:name="P25" style:family="paragraph" style:parent-style-name="Standard">
      <style:text-properties officeooo:rsid="001ec604" officeooo:paragraph-rsid="00219928" fo:background-color="transparent"/>
    </style:style>
    <style:style style:name="P26" style:family="paragraph" style:parent-style-name="Standard">
      <style:text-properties officeooo:rsid="002a57a6" officeooo:paragraph-rsid="002a57a6" fo:background-color="transparent"/>
    </style:style>
    <style:style style:name="P27" style:family="paragraph" style:parent-style-name="Standard">
      <style:text-properties officeooo:rsid="002a57a6" officeooo:paragraph-rsid="002a57a6" fo:background-color="transparent" style:font-name-asian="Microsoft YaHei" style:font-size-asian="10.5pt"/>
    </style:style>
    <style:style style:name="P28" style:family="paragraph" style:parent-style-name="Standard">
      <style:text-properties officeooo:rsid="002dbe43" officeooo:paragraph-rsid="002dbe43" fo:background-color="transparent" style:font-name-asian="Microsoft YaHei" style:font-size-asian="10.5pt"/>
    </style:style>
    <style:style style:name="P29" style:family="paragraph" style:parent-style-name="Standard">
      <style:text-properties officeooo:rsid="002dbe43" officeooo:paragraph-rsid="00314668" fo:background-color="transparent" style:font-name-asian="Microsoft YaHei" style:font-size-asian="10.5pt"/>
    </style:style>
    <style:style style:name="P30" style:family="paragraph" style:parent-style-name="Standard">
      <style:text-properties officeooo:rsid="00314668" officeooo:paragraph-rsid="00314668" fo:background-color="transparent" style:font-name-asian="Microsoft YaHei" style:font-size-asian="10.5pt"/>
    </style:style>
    <style:style style:name="P31" style:family="paragraph" style:parent-style-name="Standard">
      <style:text-properties officeooo:rsid="00314668" officeooo:paragraph-rsid="00357cc4" fo:background-color="transparent" style:font-name-asian="Microsoft YaHei" style:font-size-asian="10.5pt"/>
    </style:style>
    <style:style style:name="P32" style:family="paragraph" style:parent-style-name="Standard">
      <style:text-properties officeooo:rsid="005a6b78" officeooo:paragraph-rsid="005a6b78" fo:background-color="transparent" style:font-name-asian="Microsoft YaHei" style:font-size-asian="10.5pt"/>
    </style:style>
    <style:style style:name="P33" style:family="paragraph" style:parent-style-name="Standard">
      <style:text-properties officeooo:rsid="005a6b78" officeooo:paragraph-rsid="005d1556" fo:background-color="transparent" style:font-name-asian="Microsoft YaHei" style:font-size-asian="10.5pt"/>
    </style:style>
    <style:style style:name="P34" style:family="paragraph" style:parent-style-name="Standard">
      <style:text-properties officeooo:paragraph-rsid="005078a4" fo:background-color="transparent"/>
    </style:style>
    <style:style style:name="P35" style:family="paragraph" style:parent-style-name="Standard">
      <style:text-properties officeooo:rsid="0023f948" officeooo:paragraph-rsid="0023f948"/>
    </style:style>
    <style:style style:name="P36" style:family="paragraph" style:parent-style-name="Standard">
      <style:text-properties officeooo:paragraph-rsid="0023f948"/>
    </style:style>
    <style:style style:name="P37" style:family="paragraph" style:parent-style-name="Standard">
      <style:text-properties officeooo:rsid="003693b6" officeooo:paragraph-rsid="003693b6"/>
    </style:style>
    <style:style style:name="P38" style:family="paragraph" style:parent-style-name="Standard">
      <style:text-properties officeooo:rsid="003693b6" officeooo:paragraph-rsid="00478804"/>
    </style:style>
    <style:style style:name="P39" style:family="paragraph" style:parent-style-name="Standard">
      <style:text-properties officeooo:rsid="003693b6" officeooo:paragraph-rsid="005078a4"/>
    </style:style>
    <style:style style:name="P40" style:family="paragraph" style:parent-style-name="Standard">
      <style:text-properties officeooo:paragraph-rsid="003693b6"/>
    </style:style>
    <style:style style:name="P41" style:family="paragraph" style:parent-style-name="Standard">
      <style:text-properties officeooo:paragraph-rsid="00383076"/>
    </style:style>
    <style:style style:name="P42" style:family="paragraph" style:parent-style-name="Standard">
      <style:text-properties officeooo:paragraph-rsid="0039dddb"/>
    </style:style>
    <style:style style:name="P43" style:family="paragraph" style:parent-style-name="Standard">
      <style:text-properties officeooo:paragraph-rsid="003bd7db"/>
    </style:style>
    <style:style style:name="P44" style:family="paragraph" style:parent-style-name="Standard">
      <style:text-properties officeooo:rsid="003df789" officeooo:paragraph-rsid="003df789"/>
    </style:style>
    <style:style style:name="P45" style:family="paragraph" style:parent-style-name="Standard">
      <style:text-properties officeooo:rsid="00414b65" officeooo:paragraph-rsid="00414b65"/>
    </style:style>
    <style:style style:name="P46" style:family="paragraph" style:parent-style-name="Standard">
      <style:text-properties officeooo:rsid="00452f72" officeooo:paragraph-rsid="00452f72"/>
    </style:style>
    <style:style style:name="P47" style:family="paragraph" style:parent-style-name="Standard">
      <style:text-properties officeooo:rsid="0046b599" officeooo:paragraph-rsid="0046b599"/>
    </style:style>
    <style:style style:name="P48" style:family="paragraph" style:parent-style-name="Standard">
      <style:text-properties officeooo:rsid="0046b599" officeooo:paragraph-rsid="007d4b08"/>
    </style:style>
    <style:style style:name="P49" style:family="paragraph" style:parent-style-name="Standard">
      <style:text-properties officeooo:rsid="00478804" officeooo:paragraph-rsid="00478804"/>
    </style:style>
    <style:style style:name="P50" style:family="paragraph" style:parent-style-name="Standard">
      <style:text-properties officeooo:rsid="00478804" officeooo:paragraph-rsid="004eeffe"/>
    </style:style>
    <style:style style:name="P51" style:family="paragraph" style:parent-style-name="Standard">
      <style:text-properties fo:background-color="#ed1c24"/>
    </style:style>
    <style:style style:name="P52" style:family="paragraph" style:parent-style-name="Standard">
      <style:text-properties officeooo:paragraph-rsid="005078a4"/>
    </style:style>
    <style:style style:name="P53" style:family="paragraph" style:parent-style-name="Standard">
      <style:text-properties officeooo:paragraph-rsid="005284be"/>
    </style:style>
    <style:style style:name="P54" style:family="paragraph" style:parent-style-name="Standard">
      <style:text-properties officeooo:rsid="00555a9f" officeooo:paragraph-rsid="00555a9f"/>
    </style:style>
    <style:style style:name="P55" style:family="paragraph" style:parent-style-name="Standard">
      <style:text-properties fo:font-weight="bold" style:font-weight-asian="bold" style:font-weight-complex="bold"/>
    </style:style>
    <style:style style:name="P56" style:family="paragraph" style:parent-style-name="Standard">
      <style:text-properties fo:font-weight="bold" officeooo:rsid="0046b599" officeooo:paragraph-rsid="007d4b08" style:font-weight-asian="bold" style:font-weight-complex="bold"/>
    </style:style>
    <style:style style:name="P57" style:family="paragraph" style:parent-style-name="Standard">
      <style:text-properties fo:font-size="16pt" officeooo:rsid="002dbe43" officeooo:paragraph-rsid="00314668" fo:background-color="transparent" style:font-name-asian="Microsoft YaHei" style:font-size-asian="16pt" style:font-size-complex="16pt"/>
    </style:style>
    <style:style style:name="P58" style:family="paragraph" style:parent-style-name="Standard">
      <style:text-properties fo:font-size="16pt" officeooo:rsid="0046b599" officeooo:paragraph-rsid="007d4b08" fo:background-color="#00a65d" style:font-size-asian="16pt" style:font-size-complex="16pt"/>
    </style:style>
    <style:style style:name="P59" style:family="paragraph" style:parent-style-name="Standard">
      <style:text-properties officeooo:paragraph-rsid="00314668"/>
    </style:style>
    <style:style style:name="P60" style:family="paragraph" style:parent-style-name="Standard">
      <style:text-properties fo:font-size="14pt" fo:font-weight="bold" officeooo:rsid="005a6b78" officeooo:paragraph-rsid="005a6b78" fo:background-color="#fff200" style:font-name-asian="Microsoft YaHei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fo:font-style="normal" fo:font-weight="bold" officeooo:rsid="00784a67" officeooo:paragraph-rsid="00784a67" fo:background-color="#fff200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officeooo:paragraph-rsid="00678ab7"/>
    </style:style>
    <style:style style:name="P63" style:family="paragraph" style:parent-style-name="Standard">
      <style:text-properties officeooo:paragraph-rsid="006df37c"/>
    </style:style>
    <style:style style:name="P64" style:family="paragraph" style:parent-style-name="Standard">
      <style:text-properties fo:font-size="10.5pt" fo:font-weight="bold" officeooo:rsid="0068c2d5" officeooo:paragraph-rsid="006ee042" style:font-size-asian="10.5pt" style:font-weight-asian="bold" style:font-size-complex="10.5pt" style:font-weight-complex="bold"/>
    </style:style>
    <style:style style:name="P65" style:family="paragraph" style:parent-style-name="Standard">
      <style:text-properties fo:font-size="10.5pt" fo:font-style="normal" fo:font-weight="bold" officeooo:rsid="0068c2d5" officeooo:paragraph-rsid="0075b024" fo:background-color="#fff200" style:font-size-asian="10.5pt" style:font-style-asian="normal" style:font-weight-asian="bold" style:font-size-complex="10.5pt" style:font-style-complex="normal" style:font-weight-complex="bold"/>
    </style:style>
    <style:style style:name="P66" style:family="paragraph" style:parent-style-name="Standard">
      <style:text-properties fo:font-size="10.5pt" fo:font-style="normal" fo:font-weight="bold" officeooo:rsid="0068c2d5" officeooo:paragraph-rsid="0076243c" style:font-size-asian="10.5pt" style:font-style-asian="normal" style:font-weight-asian="bold" style:font-size-complex="10.5pt" style:font-style-complex="normal" style:font-weight-complex="bold"/>
    </style:style>
    <style:style style:name="P67" style:family="paragraph" style:parent-style-name="Standard">
      <style:text-properties officeooo:paragraph-rsid="006f6275"/>
    </style:style>
    <style:style style:name="P68" style:family="paragraph" style:parent-style-name="Standard">
      <style:text-properties officeooo:paragraph-rsid="0076243c"/>
    </style:style>
    <style:style style:name="P69" style:family="paragraph" style:parent-style-name="Standard">
      <style:text-properties officeooo:rsid="0046b599" officeooo:paragraph-rsid="007d4b08" fo:background-color="#00a65d"/>
    </style:style>
    <style:style style:name="P70" style:family="paragraph" style:parent-style-name="Text_20_body">
      <style:text-properties officeooo:rsid="005a6b78" officeooo:paragraph-rsid="005d1556" fo:background-color="transparent" style:font-name-asian="Microsoft YaHei" style:font-size-asian="10.5pt"/>
    </style:style>
    <style:style style:name="P71" style:family="paragraph" style:parent-style-name="Text_20_body">
      <style:text-properties officeooo:rsid="005a6b78" officeooo:paragraph-rsid="00678ab7" fo:background-color="transparent" style:font-name-asian="Microsoft YaHei" style:font-size-asian="10.5pt"/>
    </style:style>
    <style:style style:name="P72" style:family="paragraph" style:parent-style-name="Text_20_body">
      <style:text-properties officeooo:paragraph-rsid="005e32c5" fo:background-color="transparent" style:font-name-asian="Microsoft YaHei" style:font-size-asian="10.5pt"/>
    </style:style>
    <style:style style:name="P73" style:family="paragraph" style:parent-style-name="Text_20_body">
      <style:text-properties officeooo:paragraph-rsid="005d1556"/>
    </style:style>
    <style:style style:name="P74" style:family="paragraph" style:parent-style-name="Text_20_body">
      <style:text-properties fo:color="#000000" fo:font-style="normal" fo:font-weight="bold" officeooo:paragraph-rsid="006700d3" fo:background-color="transparent" style:font-name-asian="Microsoft YaHei" style:font-size-asian="10.5pt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fo:color="#000000" officeooo:paragraph-rsid="005d1556"/>
    </style:style>
    <style:style style:name="P76" style:family="paragraph" style:parent-style-name="Text_20_body">
      <style:text-properties fo:font-weight="bold" officeooo:rsid="005a6b78" officeooo:paragraph-rsid="005e32c5" fo:background-color="transparent" style:font-name-asian="Microsoft YaHei" style:font-size-asian="10.5pt" style:font-weight-asian="bold" style:font-weight-complex="bold"/>
    </style:style>
    <style:style style:name="P77" style:family="paragraph" style:parent-style-name="Text_20_body">
      <style:text-properties fo:font-weight="bold" officeooo:paragraph-rsid="006700d3" style:font-weight-asian="bold" style:font-weight-complex="bold"/>
    </style:style>
    <style:style style:name="P78" style:family="paragraph" style:parent-style-name="Text_20_body">
      <style:text-properties fo:font-weight="bold" officeooo:paragraph-rsid="00678ab7" style:font-weight-asian="bold" style:font-weight-complex="bold"/>
    </style:style>
    <style:style style:name="P79" style:family="paragraph" style:parent-style-name="Text_20_body">
      <style:text-properties officeooo:paragraph-rsid="00678ab7"/>
    </style:style>
    <style:style style:name="P80" style:family="paragraph" style:parent-style-name="Text_20_body">
      <style:text-properties fo:font-size="14pt" fo:font-weight="bold" officeooo:rsid="0068c2d5" officeooo:paragraph-rsid="0068c2d5" style:font-size-asian="14pt" style:font-weight-asian="bold" style:font-size-complex="14pt" style:font-weight-complex="bold"/>
    </style:style>
    <style:style style:name="P81" style:family="paragraph" style:parent-style-name="Text_20_body">
      <style:text-properties fo:font-size="10.5pt" fo:font-weight="bold" officeooo:rsid="0068c2d5" officeooo:paragraph-rsid="0068c2d5" style:font-size-asian="10.5pt" style:font-weight-asian="bold" style:font-size-complex="10.5pt" style:font-weight-complex="bold"/>
    </style:style>
    <style:style style:name="P82" style:family="paragraph" style:parent-style-name="Text_20_body">
      <style:text-properties fo:font-size="10.5pt" fo:font-weight="bold" officeooo:rsid="0068c2d5" officeooo:paragraph-rsid="006ee042" style:font-size-asian="10.5pt" style:font-weight-asian="bold" style:font-size-complex="10.5pt" style:font-weight-complex="bold"/>
    </style:style>
    <style:style style:name="P83" style:family="paragraph" style:parent-style-name="Text_20_body">
      <style:text-properties fo:font-size="10.5pt" fo:font-weight="bold" officeooo:rsid="0068c2d5" officeooo:paragraph-rsid="006f6275" style:font-size-asian="10.5pt" style:font-weight-asian="bold" style:font-size-complex="10.5pt" style:font-weight-complex="bold"/>
    </style:style>
    <style:style style:name="P84" style:family="paragraph" style:parent-style-name="Text_20_body">
      <style:text-properties fo:font-size="10.5pt" fo:font-style="normal" fo:font-weight="bold" officeooo:rsid="0068c2d5" officeooo:paragraph-rsid="00706520" style:font-size-asian="10.5pt" style:font-style-asian="normal" style:font-weight-asian="bold" style:font-size-complex="10.5pt" style:font-style-complex="normal" style:font-weight-complex="bold"/>
    </style:style>
    <style:style style:name="P85" style:family="paragraph" style:parent-style-name="Text_20_body">
      <style:text-properties fo:font-size="10.5pt" fo:font-style="normal" fo:font-weight="bold" officeooo:rsid="0068c2d5" officeooo:paragraph-rsid="00784a67" style:font-size-asian="10.5pt" style:font-style-asian="normal" style:font-weight-asian="bold" style:font-size-complex="10.5pt" style:font-style-complex="normal" style:font-weight-complex="bold"/>
    </style:style>
    <style:style style:name="P86" style:family="paragraph" style:parent-style-name="Text_20_body">
      <style:text-properties fo:font-size="10.5pt" fo:font-style="normal" fo:font-weight="normal" officeooo:rsid="0068c2d5" officeooo:paragraph-rsid="006fe241" style:font-size-asian="10.5pt" style:font-style-asian="normal" style:font-weight-asian="normal" style:font-size-complex="10.5pt" style:font-style-complex="normal" style:font-weight-complex="normal"/>
    </style:style>
    <style:style style:name="P87" style:family="paragraph" style:parent-style-name="Text_20_body">
      <style:text-properties fo:font-size="10.5pt" officeooo:rsid="0078867c" officeooo:paragraph-rsid="0078867c" style:font-size-asian="10.5pt" style:font-size-complex="10.5pt"/>
    </style:style>
    <style:style style:name="P88" style:family="paragraph" style:parent-style-name="Text_20_body">
      <style:text-properties officeooo:paragraph-rsid="007571ba"/>
    </style:style>
    <style:style style:name="P89" style:family="paragraph" style:parent-style-name="Text_20_body">
      <style:text-properties officeooo:paragraph-rsid="0075b024"/>
    </style:style>
    <style:style style:name="P90" style:family="paragraph" style:parent-style-name="Text_20_body">
      <style:text-properties officeooo:paragraph-rsid="0076243c"/>
    </style:style>
    <style:style style:name="P91" style:family="paragraph" style:parent-style-name="Text_20_body">
      <style:text-properties officeooo:rsid="0078867c" officeooo:paragraph-rsid="0078867c"/>
    </style:style>
    <style:style style:name="P92" style:family="paragraph" style:parent-style-name="Text_20_body">
      <style:paragraph-properties style:line-height-at-least="0.556cm" fo:padding="0cm" fo:border="none"/>
      <style:text-properties fo:background-color="transparent" style:font-name-asian="Microsoft YaHei" style:font-size-asian="10.5pt"/>
    </style:style>
    <style:style style:name="P93" style:family="paragraph" style:parent-style-name="Preformatted_20_Text">
      <style:paragraph-properties fo:margin-top="0cm" fo:margin-bottom="0.499cm" loext:contextual-spacing="false"/>
    </style:style>
    <style:style style:name="P94" style:family="paragraph" style:parent-style-name="Text_20_body">
      <style:text-properties officeooo:rsid="005d1556" officeooo:paragraph-rsid="00678ab7" fo:background-color="transparent" style:font-name-asian="Microsoft YaHei" style:font-size-asian="10.5pt"/>
    </style:style>
    <style:style style:name="P95" style:family="paragraph" style:parent-style-name="Text_20_body">
      <style:text-properties fo:color="#000000" fo:font-weight="bold" officeooo:rsid="00505a8a" officeooo:paragraph-rsid="00678ab7" fo:background-color="transparent" style:font-weight-asian="bold" style:font-weight-complex="bold"/>
    </style:style>
    <style:style style:name="P96" style:family="paragraph" style:parent-style-name="Text_20_body">
      <style:text-properties fo:font-size="10.5pt" fo:font-weight="bold" officeooo:rsid="00431ca0" officeooo:paragraph-rsid="006f6275" style:font-size-asian="10.5pt" style:font-weight-asian="bold" style:font-size-complex="10.5pt" style:font-weight-complex="bold"/>
    </style:style>
    <style:style style:name="P97" style:family="paragraph" style:parent-style-name="Text_20_body">
      <style:text-properties fo:font-size="10.5pt" fo:font-weight="bold" officeooo:rsid="00194227" officeooo:paragraph-rsid="0078867c" style:font-size-asian="10.5pt" style:font-weight-asian="bold" style:font-size-complex="10.5pt" style:font-weight-complex="bold"/>
    </style:style>
    <style:style style:name="P98" style:family="paragraph" style:parent-style-name="Text_20_body">
      <style:text-properties fo:font-size="10.5pt" fo:font-style="normal" fo:font-weight="bold" officeooo:rsid="0068c2d5" officeooo:paragraph-rsid="0075b2e0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99" style:family="paragraph" style:parent-style-name="Text_20_body">
      <style:text-properties fo:font-size="10.5pt" officeooo:rsid="0078867c" officeooo:paragraph-rsid="007ea33d" style:font-size-asian="10.5pt" style:font-size-complex="10.5pt"/>
    </style:style>
    <style:style style:name="P100" style:family="paragraph" style:parent-style-name="Text_20_body">
      <style:text-properties fo:font-size="10.5pt" officeooo:rsid="0078867c" officeooo:paragraph-rsid="00832ba8" style:font-size-asian="10.5pt" style:font-size-complex="10.5pt"/>
    </style:style>
    <style:style style:name="P101" style:family="paragraph" style:parent-style-name="Text_20_body">
      <style:text-properties fo:font-size="14pt" fo:font-weight="normal" officeooo:rsid="008620c8" officeooo:paragraph-rsid="00924be9" fo:background-color="transparent" style:font-name-asian="Microsoft YaHei" style:font-size-asian="14pt" style:font-weight-asian="normal" style:font-size-complex="14pt" style:font-weight-complex="normal"/>
    </style:style>
    <style:style style:name="P102" style:family="paragraph" style:parent-style-name="Text_20_body">
      <style:text-properties officeooo:paragraph-rsid="00814ed7"/>
    </style:style>
    <style:style style:name="P103" style:family="paragraph" style:parent-style-name="Text_20_body">
      <style:text-properties officeooo:rsid="0078867c" officeooo:paragraph-rsid="0078867c" fo:background-color="#fff200"/>
    </style:style>
    <style:style style:name="P104" style:family="paragraph" style:parent-style-name="Text_20_body">
      <style:paragraph-properties style:line-height-at-least="0.741cm" fo:padding="0cm" fo:border="none"/>
      <style:text-properties fo:color="#222222" officeooo:paragraph-rsid="0084a429"/>
    </style:style>
    <style:style style:name="P105" style:family="paragraph" style:parent-style-name="Text_20_body">
      <style:paragraph-properties style:line-height-at-least="0.741cm" fo:padding="0cm" fo:border="none"/>
      <style:text-properties officeooo:paragraph-rsid="0084a429"/>
    </style:style>
    <style:style style:name="P106" style:family="paragraph" style:parent-style-name="Standard">
      <style:text-properties officeooo:rsid="00431ca0" officeooo:paragraph-rsid="006f6275"/>
    </style:style>
    <style:style style:name="P107" style:family="paragraph" style:parent-style-name="Standard">
      <style:text-properties fo:font-size="14pt" officeooo:rsid="002dbe43" officeooo:paragraph-rsid="00314668" fo:background-color="transparent" style:font-name-asian="Microsoft YaHei" style:font-size-asian="14pt" style:font-size-complex="14pt"/>
    </style:style>
    <style:style style:name="P108" style:family="paragraph" style:parent-style-name="Standard">
      <style:text-properties fo:color="#000000" fo:font-weight="bold" officeooo:rsid="00505a8a" officeooo:paragraph-rsid="00678ab7" style:font-weight-asian="bold" style:font-weight-complex="bold"/>
    </style:style>
    <style:style style:name="P109" style:family="paragraph" style:parent-style-name="Standard">
      <style:text-properties fo:color="#000000" fo:font-weight="bold" officeooo:rsid="00505a8a" officeooo:paragraph-rsid="00678ab7" fo:background-color="transparent" style:font-weight-asian="bold" style:font-weight-complex="bold"/>
    </style:style>
    <style:style style:name="P110" style:family="paragraph" style:parent-style-name="Standard">
      <style:text-properties fo:font-size="10.5pt" fo:font-weight="normal" officeooo:rsid="004567ab" officeooo:paragraph-rsid="006ee042" style:font-size-asian="10.5pt" style:font-weight-asian="normal" style:font-size-complex="10.5pt" style:font-weight-complex="normal"/>
    </style:style>
    <style:style style:name="P111" style:family="paragraph" style:parent-style-name="Standard">
      <style:text-properties fo:font-size="10.5pt" fo:font-weight="bold" officeooo:rsid="00194227" officeooo:paragraph-rsid="007d4b08" fo:background-color="#ed1c24" style:font-size-asian="10.5pt" style:font-weight-asian="bold" style:font-size-complex="10.5pt" style:font-weight-complex="bold"/>
    </style:style>
    <style:style style:name="P112" style:family="paragraph" style:parent-style-name="Standard">
      <style:text-properties fo:font-size="10.5pt" fo:font-weight="bold" officeooo:rsid="008fc184" officeooo:paragraph-rsid="009681d0" style:font-size-asian="10.5pt" style:font-weight-asian="bold" style:font-size-complex="10.5pt" style:font-weight-complex="bold"/>
    </style:style>
    <style:style style:name="P113" style:family="paragraph" style:parent-style-name="Standard">
      <style:text-properties fo:font-size="10.5pt" fo:font-weight="bold" officeooo:rsid="008fc184" officeooo:paragraph-rsid="00995fb3" style:font-size-asian="10.5pt" style:font-weight-asian="bold" style:font-size-complex="10.5pt" style:font-weight-complex="bold"/>
    </style:style>
    <style:style style:name="P114" style:family="paragraph" style:parent-style-name="Standard">
      <style:text-properties officeooo:rsid="00555a9f" officeooo:paragraph-rsid="00555a9f"/>
    </style:style>
    <style:style style:name="P115" style:family="paragraph" style:parent-style-name="Standard">
      <style:text-properties officeooo:rsid="008620c8" officeooo:paragraph-rsid="008620c8"/>
    </style:style>
    <style:style style:name="P116" style:family="paragraph" style:parent-style-name="Standard">
      <style:text-properties officeooo:rsid="0089dba3" officeooo:paragraph-rsid="0089dba3"/>
    </style:style>
    <style:style style:name="P117" style:family="paragraph" style:parent-style-name="Standard">
      <style:text-properties officeooo:rsid="008b90f1" officeooo:paragraph-rsid="008b90f1"/>
    </style:style>
    <style:style style:name="P118" style:family="paragraph" style:parent-style-name="Standard">
      <style:text-properties officeooo:rsid="008d3877" officeooo:paragraph-rsid="008fbc74"/>
    </style:style>
    <style:style style:name="P119" style:family="paragraph" style:parent-style-name="Standard">
      <style:text-properties officeooo:rsid="008fc184" officeooo:paragraph-rsid="009681d0"/>
    </style:style>
    <style:style style:name="P120" style:family="paragraph" style:parent-style-name="Standard">
      <style:text-properties fo:font-weight="bold" officeooo:rsid="008620c8" officeooo:paragraph-rsid="009681d0" style:font-weight-asian="bold" style:font-weight-complex="bold"/>
    </style:style>
    <style:style style:name="P121" style:family="paragraph" style:parent-style-name="Standard">
      <style:text-properties fo:font-weight="normal" officeooo:rsid="008620c8" officeooo:paragraph-rsid="00924be9" style:font-weight-asian="normal" style:font-weight-complex="normal"/>
    </style:style>
    <style:style style:name="P122" style:family="paragraph" style:parent-style-name="Standard">
      <style:text-properties fo:font-weight="normal" officeooo:rsid="0089dba3" officeooo:paragraph-rsid="00924be9" style:font-weight-asian="normal" style:font-weight-complex="normal"/>
    </style:style>
    <style:style style:name="P123" style:family="paragraph" style:parent-style-name="Standard">
      <style:text-properties fo:font-weight="normal" officeooo:rsid="008b90f1" officeooo:paragraph-rsid="00924be9" style:font-weight-asian="normal" style:font-weight-complex="normal"/>
    </style:style>
    <style:style style:name="P124" style:family="paragraph" style:parent-style-name="Standard">
      <style:text-properties fo:font-weight="normal" officeooo:rsid="008d3877" officeooo:paragraph-rsid="00924be9" style:font-weight-asian="normal" style:font-weight-complex="normal"/>
    </style:style>
    <style:style style:name="P125" style:family="paragraph" style:parent-style-name="Standard">
      <style:text-properties fo:font-weight="normal" officeooo:rsid="008fc184" officeooo:paragraph-rsid="00924be9" style:font-weight-asian="normal" style:font-weight-complex="normal"/>
    </style:style>
    <style:style style:name="P126" style:family="paragraph" style:parent-style-name="Standard">
      <style:text-properties officeooo:rsid="001cd219" officeooo:paragraph-rsid="001cd219" fo:background-color="transparent"/>
    </style:style>
    <style:style style:name="P127" style:family="paragraph" style:parent-style-name="Standard">
      <style:text-properties officeooo:rsid="001cd219" officeooo:paragraph-rsid="009e5124" fo:background-color="transparent"/>
    </style:style>
    <style:style style:name="T1" style:family="text">
      <style:text-properties officeooo:rsid="000d6f78"/>
    </style:style>
    <style:style style:name="T2" style:family="text">
      <style:text-properties officeooo:rsid="00194227"/>
    </style:style>
    <style:style style:name="T3" style:family="text">
      <style:text-properties officeooo:rsid="001b4028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ec604" fo:background-color="transparent" loext:char-shading-value="0"/>
    </style:style>
    <style:style style:name="T6" style:family="text">
      <style:text-properties officeooo:rsid="00219928" fo:background-color="transparent" loext:char-shading-value="0"/>
    </style:style>
    <style:style style:name="T7" style:family="text">
      <style:text-properties officeooo:rsid="000d6f78" fo:background-color="transparent" loext:char-shading-value="0"/>
    </style:style>
    <style:style style:name="T8" style:family="text">
      <style:text-properties officeooo:rsid="0089dba3" fo:background-color="transparent" loext:char-shading-value="0" style:font-name-asian="Microsoft YaHei"/>
    </style:style>
    <style:style style:name="T9" style:family="text">
      <style:text-properties officeooo:rsid="00924be9" fo:background-color="transparent" loext:char-shading-value="0" style:font-name-asian="Microsoft YaHei"/>
    </style:style>
    <style:style style:name="T10" style:family="text">
      <style:text-properties officeooo:rsid="002dbe43" fo:background-color="transparent" loext:char-shading-value="0" style:font-name-asian="Microsoft YaHei"/>
    </style:style>
    <style:style style:name="T11" style:family="text">
      <style:text-properties officeooo:rsid="009681d0" fo:background-color="transparent" loext:char-shading-value="0" style:font-name-asian="Microsoft YaHei"/>
    </style:style>
    <style:style style:name="T12" style:family="text">
      <style:text-properties officeooo:rsid="00995fb3" fo:background-color="transparent" loext:char-shading-value="0" style:font-name-asian="Microsoft YaHei"/>
    </style:style>
    <style:style style:name="T13" style:family="text">
      <style:text-properties officeooo:rsid="001c0956"/>
    </style:style>
    <style:style style:name="T14" style:family="text">
      <style:text-properties officeooo:rsid="0016e6dc"/>
    </style:style>
    <style:style style:name="T15" style:family="text">
      <style:text-properties officeooo:rsid="001ec604"/>
    </style:style>
    <style:style style:name="T16" style:family="text">
      <style:text-properties officeooo:rsid="00220cc9"/>
    </style:style>
    <style:style style:name="T17" style:family="text">
      <style:text-properties officeooo:rsid="0028242e"/>
    </style:style>
    <style:style style:name="T18" style:family="text">
      <style:text-properties officeooo:rsid="00284304"/>
    </style:style>
    <style:style style:name="T19" style:family="text">
      <style:text-properties style:font-name="Microsoft YaHei" fo:font-size="10.5pt"/>
    </style:style>
    <style:style style:name="T20" style:family="text">
      <style:text-properties style:font-name="Microsoft YaHei" fo:font-size="10.5pt" style:font-name-asian="Microsoft YaHei" style:font-size-asian="10.5pt"/>
    </style:style>
    <style:style style:name="T21" style:family="text">
      <style:text-properties style:font-name-asian="Microsoft YaHei" style:font-size-asian="10.5pt"/>
    </style:style>
    <style:style style:name="T22" style:family="text">
      <style:text-properties officeooo:rsid="002dbe43" style:font-name-asian="Microsoft YaHei" style:font-size-asian="10.5pt"/>
    </style:style>
    <style:style style:name="T23" style:family="text">
      <style:text-properties officeooo:rsid="0032c593"/>
    </style:style>
    <style:style style:name="T24" style:family="text">
      <style:text-properties officeooo:rsid="00357cc4"/>
    </style:style>
    <style:style style:name="T25" style:family="text">
      <style:text-properties officeooo:rsid="003693b6"/>
    </style:style>
    <style:style style:name="T26" style:family="text">
      <style:text-properties officeooo:rsid="00383076"/>
    </style:style>
    <style:style style:name="T27" style:family="text">
      <style:text-properties officeooo:rsid="0038dda5"/>
    </style:style>
    <style:style style:name="T28" style:family="text">
      <style:text-properties officeooo:rsid="003bd7db"/>
    </style:style>
    <style:style style:name="T29" style:family="text">
      <style:text-properties officeooo:rsid="003fa220"/>
    </style:style>
    <style:style style:name="T30" style:family="text">
      <style:text-properties officeooo:rsid="00431ca0"/>
    </style:style>
    <style:style style:name="T31" style:family="text">
      <style:text-properties officeooo:rsid="004567ab"/>
    </style:style>
    <style:style style:name="T32" style:family="text">
      <style:text-properties officeooo:rsid="004d510d"/>
    </style:style>
    <style:style style:name="T33" style:family="text">
      <style:text-properties officeooo:rsid="004eeffe"/>
    </style:style>
    <style:style style:name="T34" style:family="text">
      <style:text-properties officeooo:rsid="00505a8a"/>
    </style:style>
    <style:style style:name="T35" style:family="text">
      <style:text-properties officeooo:rsid="005078a4"/>
    </style:style>
    <style:style style:name="T36" style:family="text">
      <style:text-properties officeooo:rsid="005284be"/>
    </style:style>
    <style:style style:name="T37" style:family="text">
      <style:text-properties officeooo:rsid="00505a8a" fo:background-color="#fff200" loext:char-shading-value="0"/>
    </style:style>
    <style:style style:name="T38" style:family="text">
      <style:text-properties fo:color="#ce181e"/>
    </style:style>
    <style:style style:name="T39" style:family="text">
      <style:text-properties style:font-name="PingFangSC-Regular" fo:font-size="10.5pt" officeooo:rsid="005a6b78"/>
    </style:style>
    <style:style style:name="T40" style:family="text">
      <style:text-properties fo:color="#000000"/>
    </style:style>
    <style:style style:name="T41" style:family="text">
      <style:text-properties fo:color="#000000" officeooo:rsid="003693b6" fo:background-color="transparent" loext:char-shading-value="0"/>
    </style:style>
    <style:style style:name="T42" style:family="text">
      <style:text-properties fo:color="#000000" officeooo:rsid="005284be" fo:background-color="transparent" loext:char-shading-value="0"/>
    </style:style>
    <style:style style:name="T43" style:family="text">
      <style:text-properties fo:color="#000000" fo:font-weight="bold" style:font-weight-asian="bold" style:font-weight-complex="bold"/>
    </style:style>
    <style:style style:name="T44" style:family="text">
      <style:text-properties officeooo:rsid="005d1556"/>
    </style:style>
    <style:style style:name="T45" style:family="text">
      <style:text-properties officeooo:rsid="005a6b78"/>
    </style:style>
    <style:style style:name="T46" style:family="text">
      <style:text-properties officeooo:rsid="0063cfc5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14pt" officeooo:rsid="002dbe43" fo:background-color="transparent" loext:char-shading-value="0" style:font-name-asian="Microsoft YaHei" style:font-size-asian="14pt" style:font-size-complex="14pt"/>
    </style:style>
    <style:style style:name="T49" style:family="text">
      <style:text-properties fo:font-size="14pt" fo:font-weight="bold" officeooo:rsid="002dbe43" fo:background-color="transparent" loext:char-shading-value="0" style:font-name-asian="Microsoft YaHei" style:font-size-asian="14pt" style:font-weight-asian="bold" style:font-size-complex="14pt" style:font-weight-complex="bold"/>
    </style:style>
    <style:style style:name="T50" style:family="text">
      <style:text-properties fo:font-size="14pt" fo:font-weight="bold" officeooo:rsid="00194227" style:font-size-asian="14pt" style:font-weight-asian="bold" style:font-size-complex="14pt" style:font-weight-complex="bold"/>
    </style:style>
    <style:style style:name="T51" style:family="text">
      <style:text-properties fo:font-size="14pt" fo:font-weight="bold" style:font-name-asian="Microsoft YaHei" style:font-size-asian="14pt" style:font-weight-asian="bold" style:font-size-complex="14pt" style:font-weight-complex="bold"/>
    </style:style>
    <style:style style:name="T52" style:family="text">
      <style:text-properties fo:font-size="14pt" fo:font-weight="bold" officeooo:rsid="002dbe43" style:font-name-asian="Microsoft YaHei" style:font-size-asian="14pt" style:font-weight-asian="bold" style:font-size-complex="14pt" style:font-weight-complex="bold"/>
    </style:style>
    <style:style style:name="T53" style:family="text">
      <style:text-properties fo:font-size="22pt" officeooo:rsid="002dbe43" fo:background-color="transparent" loext:char-shading-value="0" style:font-name-asian="Microsoft YaHei" style:font-size-asian="22pt" style:font-size-complex="22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5d1556" style:font-weight-asian="bold" style:font-weight-complex="bold"/>
    </style:style>
    <style:style style:name="T56" style:family="text">
      <style:text-properties fo:font-weight="bold" officeooo:rsid="00194227" style:font-weight-asian="bold" style:font-weight-complex="bold"/>
    </style:style>
    <style:style style:name="T57" style:family="text">
      <style:text-properties fo:font-weight="bold" officeooo:rsid="009ca67f" style:font-weight-asian="bold" style:font-weight-complex="bold"/>
    </style:style>
    <style:style style:name="T58" style:family="text">
      <style:text-properties fo:font-weight="bold" officeooo:rsid="005d1556" fo:background-color="#ffffff" loext:char-shading-value="0" style:font-weight-asian="bold" style:font-weight-complex="bold"/>
    </style:style>
    <style:style style:name="T59" style:family="text">
      <style:text-properties fo:font-weight="bold" officeooo:rsid="0063cfc5" fo:background-color="#ffffff" loext:char-shading-value="0" style:font-weight-asian="bold" style:font-weight-complex="bold"/>
    </style:style>
    <style:style style:name="T60" style:family="text">
      <style:text-properties fo:font-weight="bold" fo:background-color="transparent" loext:char-shading-value="0" style:font-name-asian="Microsoft YaHei" style:font-weight-asian="bold" style:font-weight-complex="bold"/>
    </style:style>
    <style:style style:name="T61" style:family="text">
      <style:text-properties fo:font-weight="bold" officeooo:rsid="002dbe43" fo:background-color="transparent" loext:char-shading-value="0" style:font-name-asian="Microsoft YaHei" style:font-weight-asian="bold" style:font-weight-complex="bold"/>
    </style:style>
    <style:style style:name="T62" style:family="text">
      <style:text-properties fo:font-weight="bold" officeooo:rsid="0016e6dc" fo:background-color="transparent" loext:char-shading-value="0" style:font-name-asian="Microsoft YaHei" style:font-weight-asian="bold" style:font-weight-complex="bold"/>
    </style:style>
    <style:style style:name="T63" style:family="text">
      <style:text-properties fo:font-weight="bold" officeooo:rsid="00832ba8" fo:background-color="transparent" loext:char-shading-value="0" style:font-name-asian="Microsoft YaHei" style:font-weight-asian="bold" style:font-weight-complex="bold"/>
    </style:style>
    <style:style style:name="T64" style:family="text">
      <style:text-properties fo:font-weight="bold" style:font-name-asian="Century Gothic" style:font-size-asian="9.75pt" style:font-weight-asian="bold" style:font-weight-complex="bold"/>
    </style:style>
    <style:style style:name="T65" style:family="text">
      <style:text-properties officeooo:rsid="006700d3"/>
    </style:style>
    <style:style style:name="T66" style:family="text">
      <style:text-properties officeooo:rsid="006a8374"/>
    </style:style>
    <style:style style:name="T67" style:family="text">
      <style:text-properties officeooo:rsid="006df37c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6df37c" style:font-weight-asian="normal" style:font-weight-complex="normal"/>
    </style:style>
    <style:style style:name="T70" style:family="text">
      <style:text-properties fo:font-weight="normal" officeooo:rsid="004567ab" style:font-weight-asian="normal" style:font-weight-complex="normal"/>
    </style:style>
    <style:style style:name="T71" style:family="text">
      <style:text-properties fo:font-weight="normal" officeooo:rsid="00452f72" style:font-weight-asian="normal" style:font-weight-complex="normal"/>
    </style:style>
    <style:style style:name="T72" style:family="text">
      <style:text-properties fo:font-weight="normal" officeooo:rsid="00194227" style:font-weight-asian="normal" style:font-weight-complex="normal"/>
    </style:style>
    <style:style style:name="T73" style:family="text">
      <style:text-properties fo:font-weight="normal" style:font-name-asian="Century Gothic" style:font-size-asian="9.75pt" style:font-weight-asian="normal" style:font-weight-complex="normal"/>
    </style:style>
    <style:style style:name="T74" style:family="text">
      <style:text-properties fo:font-size="10.5pt" fo:font-weight="bold" officeooo:rsid="002dbe43" fo:background-color="transparent" loext:char-shading-value="0" style:font-name-asian="Microsoft YaHei" style:font-size-asian="10.5pt" style:font-weight-asian="bold" style:font-size-complex="10.5pt" style:font-weight-complex="bold"/>
    </style:style>
    <style:style style:name="T75" style:family="text">
      <style:text-properties fo:font-size="10.5pt" fo:font-weight="bold" officeooo:rsid="007b783e" fo:background-color="transparent" loext:char-shading-value="0" style:font-name-asian="Microsoft YaHei" style:font-size-asian="10.5pt" style:font-weight-asian="bold" style:font-size-complex="10.5pt" style:font-weight-complex="bold"/>
    </style:style>
    <style:style style:name="T76" style:family="text">
      <style:text-properties fo:font-size="10.5pt" fo:font-weight="bold" officeooo:rsid="0016e6dc" fo:background-color="transparent" loext:char-shading-value="0" style:font-name-asian="Microsoft YaHei" style:font-size-asian="10.5pt" style:font-weight-asian="bold" style:font-size-complex="10.5pt" style:font-weight-complex="bold"/>
    </style:style>
    <style:style style:name="T77" style:family="text">
      <style:text-properties fo:font-size="10.5pt" fo:font-style="normal" fo:font-weight="bold" officeooo:rsid="0068c2d5" style:font-size-asian="10.5pt" style:font-style-asian="normal" style:font-weight-asian="bold" style:font-size-complex="10.5pt" style:font-style-complex="normal" style:font-weight-complex="bold"/>
    </style:style>
    <style:style style:name="T78" style:family="text">
      <style:text-properties fo:font-size="10.5pt" fo:font-style="normal" fo:font-weight="bold" officeooo:rsid="00784a67" style:font-size-asian="10.5pt" style:font-style-asian="normal" style:font-weight-asian="bold" style:font-size-complex="10.5pt" style:font-style-complex="normal" style:font-weight-complex="bold"/>
    </style:style>
    <style:style style:name="T79" style:family="text">
      <style:text-properties fo:font-size="10.5pt" fo:font-style="normal" fo:font-weight="bold" officeooo:rsid="0068c2d5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80" style:family="text">
      <style:text-properties fo:font-size="10.5pt" fo:font-style="normal" fo:font-weight="bold" officeooo:rsid="00739b81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81" style:family="text">
      <style:text-properties fo:font-size="10.5pt" fo:font-style="normal" fo:font-weight="bold" officeooo:rsid="0075b024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82" style:family="text">
      <style:text-properties fo:font-size="10.5pt" fo:font-style="normal" fo:font-weight="bold" officeooo:rsid="00784a67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83" style:family="text">
      <style:text-properties fo:font-size="10.5pt" style:font-size-asian="10.5pt" style:font-size-complex="10.5pt"/>
    </style:style>
    <style:style style:name="T84" style:family="text">
      <style:text-properties fo:font-size="10.5pt" officeooo:rsid="00924be9" style:font-size-asian="10.5pt" style:font-size-complex="10.5pt"/>
    </style:style>
    <style:style style:name="T85" style:family="text">
      <style:text-properties officeooo:rsid="00706520"/>
    </style:style>
    <style:style style:name="T86" style:family="text">
      <style:text-properties officeooo:rsid="007212a8"/>
    </style:style>
    <style:style style:name="T87" style:family="text">
      <style:text-properties style:font-name="Century Gothic" fo:font-size="9.75pt"/>
    </style:style>
    <style:style style:name="T88" style:family="text">
      <style:text-properties style:font-name="Century Gothic" fo:font-size="9.75pt" fo:font-weight="bold" style:font-weight-asian="bold" style:font-weight-complex="bold"/>
    </style:style>
    <style:style style:name="T89" style:family="text">
      <style:text-properties style:font-name="Century Gothic" fo:font-size="9.75pt" fo:font-weight="normal" style:font-name-asian="Century Gothic" style:font-size-asian="9.75pt" style:font-weight-asian="normal" style:font-weight-complex="normal"/>
    </style:style>
    <style:style style:name="T90" style:family="text">
      <style:text-properties style:font-name-asian="Century Gothic" style:font-size-asian="9.75pt"/>
    </style:style>
    <style:style style:name="T91" style:family="text">
      <style:text-properties fo:color="#222222" fo:font-weight="bold" officeooo:rsid="0016e6dc" fo:background-color="transparent" loext:char-shading-value="0" style:font-name-asian="Century Gothic" style:font-size-asian="9.75pt" style:font-weight-asian="bold" style:font-weight-complex="bold"/>
    </style:style>
    <style:style style:name="T92" style:family="text">
      <style:text-properties fo:color="#222222" fo:font-weight="bold" style:font-name-asian="Century Gothic" style:font-size-asian="9.75pt" style:font-weight-asian="bold" style:font-weight-complex="bold"/>
    </style:style>
    <style:style style:name="T93" style:family="text">
      <style:text-properties fo:color="#222222" style:font-name="Century Gothic" fo:font-size="9.75pt" fo:font-weight="bold" officeooo:rsid="0016e6dc" fo:background-color="transparent" loext:char-shading-value="0" style:font-name-asian="Microsoft YaHei" style:font-weight-asian="bold" style:font-weight-complex="bold"/>
    </style:style>
    <style:style style:name="T94" style:family="text">
      <style:text-properties fo:color="#222222" style:font-name="Century Gothic" fo:font-size="9.75pt" fo:font-weight="bold" style:font-weight-asian="bold" style:font-weight-complex="bold"/>
    </style:style>
    <style:style style:name="T95" style:family="text">
      <style:text-properties fo:color="#222222" style:font-name="Century Gothic" fo:font-size="9.75pt" fo:font-weight="bold" style:font-name-asian="Century Gothic" style:font-size-asian="9.75pt" style:font-weight-asian="bold" style:font-weight-complex="bold"/>
    </style:style>
    <style:style style:name="T96" style:family="text">
      <style:text-properties fo:color="#222222" style:font-name="Century Gothic" fo:font-size="9.75pt" fo:font-weight="normal" officeooo:rsid="0016e6dc" fo:background-color="transparent" loext:char-shading-value="0" style:font-name-asian="Microsoft YaHei" style:font-weight-asian="normal" style:font-weight-complex="normal"/>
    </style:style>
    <style:style style:name="T97" style:family="text">
      <style:text-properties fo:color="#222222" style:font-name="Century Gothic" fo:font-size="9.75pt" fo:font-weight="normal" officeooo:rsid="0016e6dc" fo:background-color="transparent" loext:char-shading-value="0" style:font-name-asian="Microsoft YaHei" style:font-size-asian="9.75pt" style:font-weight-asian="normal" style:font-weight-complex="normal"/>
    </style:style>
    <style:style style:name="T98" style:family="text">
      <style:text-properties fo:color="#222222" style:font-name="Century Gothic" fo:font-size="9.75pt" fo:font-weight="normal" style:font-weight-asian="normal" style:font-weight-complex="normal"/>
    </style:style>
    <style:style style:name="T99" style:family="text">
      <style:text-properties fo:color="#222222" fo:font-weight="normal" officeooo:rsid="0016e6dc" fo:background-color="transparent" loext:char-shading-value="0" style:font-name-asian="Century Gothic" style:font-size-asian="9.75pt" style:font-weight-asian="normal" style:font-weight-complex="normal"/>
    </style:style>
    <style:style style:name="T100" style:family="text">
      <style:text-properties fo:color="#222222" fo:font-weight="normal" style:font-name-asian="Century Gothic" style:font-size-asian="9.75pt" style:font-weight-asian="normal" style:font-weight-complex="normal"/>
    </style:style>
    <style:style style:name="T101" style:family="text">
      <style:text-properties officeooo:rsid="00870e1a"/>
    </style:style>
    <style:style style:name="T102" style:family="text">
      <style:text-properties officeooo:rsid="00924be9"/>
    </style:style>
    <style:style style:name="T103" style:family="text">
      <style:text-properties officeooo:rsid="009ca6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采用node.js做服务端提供数据接口，webpack作为前端模块化开发的管理工具，vue.js作为MVVM组件化开发的工具。</text:p>
      <text:p text:style-name="Standard">一：主要文件</text:p>
      <text:p text:style-name="Standard">index.html</text:p>
      <text:p text:style-name="Standard">comments.html---送上祝福</text:p>
      <text:p text:style-name="Standard">letter.html---三行情书</text:p>
      <text:p text:style-name="Standard">lovetree.html---时间先生</text:p>
      <text:p text:style-name="Standard">story.html---爱情故事</text:p>
      <text:p text:style-name="Standard">www.hangyue.tk---每日情话</text:p>
      <text:p text:style-name="Standard">youme.html---小小合照</text:p>
      <text:p text:style-name="Standard"/>
      <text:p text:style-name="P8">二：index.html中代码段</text:p>
      <text:p text:style-name="P51">1：视频</text:p>
      <text:p text:style-name="Standard">1.1：引用</text:p>
      <text:p text:style-name="Standard"><text:tab/>&lt;script type="text/javascript" src="Js/jquery-1.12.4.min.js"&gt;&lt;/script&gt;<text:tab/></text:p>
      <text:p text:style-name="Standard"><text:tab/>&lt;link rel="stylesheet" type="text/css" href="Css/video.css"&gt;</text:p>
      <text:p text:style-name="Standard">1.2：</text:p>
      <text:p text:style-name="Standard">在&lt;head&gt;中新建&lt;script type="text/javascript"&gt;写js</text:p>
      <text:p text:style-name="Standard">在&lt;body&gt;内写主体部分</text:p>
      <text:p text:style-name="Standard">在video.css写样式</text:p>
      <text:p text:style-name="Standard">视频位置：images/vedio/1.mp4</text:p>
      <text:p text:style-name="P40"><text:span text:style-name="T25">1.3：</text:span><text:span text:style-name="T38">HTML5 &lt;video&gt; 标签定义了一个视频或者影片.</text:span></text:p>
      <text:p text:style-name="P37">&lt;script type="text/javascript"&gt;</text:p>
      <text:p text:style-name="P37"><text:s text:c="8"/>$(function(){</text:p>
      <text:p text:style-name="P37"><text:s text:c="12"/>var myVideo = document.getElementById("myVedio"); //通过js获取到vedio标签实例，（视频播放框）。</text:p>
      <text:p text:style-name="P37"><text:s text:c="12"/>var vedioLi = document.getElementsByTagName("p"); //获取视频列表 <text:s text:c="11"/></text:p>
      <text:p text:style-name="P37"><text:s text:c="12"/>var vedioArry = new Array("1.mp4", "2.mp4", "3.mp4", "4.mp4"); //设置播放视频列表数组</text:p>
      <text:p text:style-name="P37"><text:s text:c="12"/>var arryNumber = 0; //设置默认播放位置，方便后面循环播放</text:p>
      <text:p text:style-name="P37"><text:s text:c="12"/>for(var j = 0; j &lt; vedioLi.length; j++) {//循环条件为列表的长度</text:p>
      <text:p text:style-name="P37"><text:s text:c="16"/>vedioLi[j].onclick = function() {</text:p>
      <text:p text:style-name="P37"><text:s text:c="24"/>for(var m = 0; m &lt; vedioLi.length; m++) {</text:p>
      <text:p text:style-name="P37"><text:s text:c="32"/>vedioLi[m].style.backgroundColor = "lightblue";//为每个类表设置背景为浅蓝色</text:p>
      <text:p text:style-name="P37"><text:s text:c="24"/>}</text:p>
      <text:p text:style-name="P37"><text:s text:c="28"/>for(var i = 0; i &lt; vedioLi.length; i++) {</text:p>
      <text:p text:style-name="P37"><text:s text:c="28"/>if(vedioLi[i] == this) { //判断点中的是否为该项</text:p>
      <text:p text:style-name="P37"><text:s text:c="36"/>vedioLi[i].style.backgroundColor = "darkgray"; //将点击后的背景设置为灰白</text:p>
      <text:p text:style-name="P37"><text:s text:c="36"/>arryNumber = i; //将当前播放设置为选中的下标</text:p>
      <text:p text:style-name="P37"><text:s text:c="36"/>myVideo.src = "images/vedio/" + vedioArry[i]; //设置播放视频</text:p>
      <text:p text:style-name="P37"><text:s text:c="36"/>myVideo.play(); //开始播放</text:p>
      <text:p text:style-name="P37"><text:s text:c="32"/>}</text:p>
      <text:p text:style-name="P37"><text:s text:c="24"/>}</text:p>
      <text:p text:style-name="P37"><text:s text:c="20"/>}</text:p>
      <text:p text:style-name="P37"><text:s text:c="12"/>}</text:p>
      <text:p text:style-name="P37"><text:s text:c="12"/>myVideo.addEventListener("ended", function() {//为vedio添加ended监听，当视频播放完毕后执行对应函数</text:p>
      <text:p text:style-name="P37"><text:s text:c="16"/>if(arryNumber == (vedioArry.length - 1)) { //判断是否到了最后一个视频</text:p>
      <text:p text:style-name="P39"><text:soft-page-break/><text:s text:c="24"/>vedioLi[vedioLi.length - 1].style.backgroundColor = "lightblue"; //将前一个列表颜色设为<text:span text:style-name="T35">l</text:span>ightblue</text:p>
      <text:p text:style-name="P37"><text:s text:c="20"/>vedioLi[0].style.backgroundColor = "darkgray"; //将当前视频设置为灰白</text:p>
      <text:p text:style-name="P37"><text:s text:c="20"/>myVideo.src = "images/vedio/"+vedioArry[0]; //播放第一个视频</text:p>
      <text:p text:style-name="P37"><text:s text:c="20"/>myVideo.play();</text:p>
      <text:p text:style-name="P37"><text:s text:c="20"/>arryNumber = 0;//将下标重设为 0</text:p>
      <text:p text:style-name="P37"><text:s text:c="16"/>} else {</text:p>
      <text:p text:style-name="P37"><text:s text:c="20"/>arryNumber += 1; //每播放一次则将下标加一</text:p>
      <text:p text:style-name="P37"><text:s text:c="20"/>myVideo.src = "images/vedio/" + vedioArry[arryNumber];</text:p>
      <text:p text:style-name="P37"><text:s text:c="20"/>vedioLi[arryNumber].style.backgroundColor = "darkgray";</text:p>
      <text:p text:style-name="P37"><text:s text:c="20"/>vedioLi[arryNumber - 1].style.backgroundColor = "lightblue";</text:p>
      <text:p text:style-name="P37"><text:s text:c="20"/>myVideo.play();</text:p>
      <text:p text:style-name="P37"><text:s text:c="16"/>} <text:s text:c="3"/></text:p>
      <text:p text:style-name="P37"><text:s text:c="12"/>});</text:p>
      <text:p text:style-name="P38"><text:s text:c="8"/>});</text:p>
      <text:p text:style-name="P38">&lt;/script&gt;</text:p>
      <text:p text:style-name="P53"><text:span text:style-name="T25">获取视频列表 ，设置播放视频列表数组 <text:s/>，循环条件为列表的长度。。。 </text:span>设置默认播放位置为第一个视频<text:span text:style-name="T34">，及vedioLi[0]，当前播放背景色设置为灰白，其他为浅蓝色。</text:span></text:p>
      <text:p text:style-name="P7">为vedio添加ended监听，当视频播放完毕后执行对应函数<text:span text:style-name="T36">。</text:span></text:p>
      <text:p text:style-name="P34"><text:span text:style-name="T37">判断是否播到最后一个，如果是，</text:span><text:span text:style-name="T34">将最后一个播放完毕并将背景色改为浅蓝色，播放第一个视频，背景色改为灰白，</text:span><text:span text:style-name="T37">，并将下标重设为 0。</text:span></text:p>
      <text:p text:style-name="P52"><text:span text:style-name="T37">如果不是，每播放一次，将下标加1，</text:span><text:span text:style-name="T34">，，即将播放的背景色设置为灰白，刚播完的设为浅蓝色，播放灰白背景视频。</text:span></text:p>
      <text:p text:style-name="Standard"/>
      <text:p text:style-name="P51">2：中间文本滑动条</text:p>
      <text:p text:style-name="Standard">2.1：引用</text:p>
      <text:p text:style-name="Standard"><text:tab/>&lt;script type="text/javascript" src="js/jquery-1.12.4.min.js"&gt;&lt;/script&gt;</text:p>
      <text:p text:style-name="Standard"><text:tab/>&lt;script type="text/javascript" src="js/jquery-ui.min.js"&gt;&lt;/script&gt;</text:p>
      <text:p text:style-name="Standard"><text:tab/>&lt;link rel="stylesheet" type="text/css" href="Css/huadongtiao.css"&gt;</text:p>
      <text:p text:style-name="Standard">2.2：</text:p>
      <text:p text:style-name="Standard">在&lt;head&gt;中新建&lt;script type="text/javascript"&gt;写js</text:p>
      <text:p text:style-name="Standard">在&lt;body&gt;内写主体部分</text:p>
      <text:p text:style-name="Standard">在huadongtiao.css写样式</text:p>
      <text:p text:style-name="P37">2.3：</text:p>
      <text:p text:style-name="P37">创建四个类：<text:tab/></text:p>
      <text:p text:style-name="P37"><text:tab/>&lt;div class="scroll_con" &gt; 容器高度</text:p>
      <text:p text:style-name="P37"><text:tab/>&lt;div class="paragraph"&gt; 文本实际高度 </text:p>
      <text:p text:style-name="P40"><text:tab/>&lt;div class="scroll_bar_con"&gt; 滑动条的容器</text:p>
      <text:p text:style-name="P40"><text:tab/>&lt;div class="scroll_bar"&gt; 实际滑动条</text:p>
      <text:p text:style-name="Standard">编写<text:span text:style-name="T25">js代码：</text:span></text:p>
      <text:p text:style-name="Standard"><text:tab/><text:tab/>&lt;script type="text/javascript"&gt;</text:p>
      <text:p text:style-name="P42"><text:tab/><text:tab/>$(function(){//innerHeight();<text:tab/>//盒子<text:span text:style-name="T27">内容+padding</text:span></text:p>
      <text:p text:style-name="Standard"><text:tab/><text:tab/><text:tab/>var h = $('.paragraph').outerHeight();<text:tab/>//盒子的真实尺寸<text:span text:style-name="T27">：内容+padding+border</text:span><text:tab/><text:tab/></text:p>
      <text:p text:style-name="P41"><text:tab/><text:tab/><text:tab/>var hide = h-500;//整体文本的高度减去外面容器的高度h=884,,hide=384</text:p>
      <text:p text:style-name="Standard"><text:tab/><text:tab/><text:tab/>$('.scroll_bar').draggable({</text:p>
      <text:p text:style-name="Standard"><text:tab/><text:tab/><text:tab/><text:tab/>axis:'y',</text:p>
      <text:p text:style-name="Standard"><text:tab/><text:tab/><text:tab/><text:tab/>containment:'parent',</text:p>
      <text:p text:style-name="Standard"><text:tab/><text:tab/><text:tab/><text:tab/>opacity:0.6,</text:p>
      <text:p text:style-name="Standard"><text:soft-page-break/><text:tab/><text:tab/><text:tab/><text:tab/>drag:function(ev,ui){<text:tab/><text:tab/><text:tab/></text:p>
      <text:p text:style-name="P41"><text:tab/><text:tab/><text:tab/><text:tab/> <text:s text:c="3"/>var nowtop=ui.position.top;// 相对容器的高度<text:span text:style-name="T26">（滑动条相对滑动条容器滑动多少）</text:span></text:p>
      <text:p text:style-name="Standard"><text:tab/><text:tab/><text:tab/><text:tab/></text:p>
      <text:p text:style-name="P41"><text:tab/><text:tab/><text:tab/><text:tab/><text:tab/>var nowscroll = parseInt(nowtop/290*hide);// 范围0-hide <text:s/><text:span text:style-name="T26">，文本滑动了多少</text:span></text:p>
      <text:p text:style-name="Standard"><text:tab/><text:tab/><text:tab/><text:tab/><text:tab/>$('.paragraph').css({top:-nowscroll});</text:p>
      <text:p text:style-name="Standard"><text:tab/><text:tab/><text:tab/><text:tab/>}</text:p>
      <text:p text:style-name="Standard"/>
      <text:p text:style-name="Standard"><text:tab/><text:tab/><text:tab/>});</text:p>
      <text:p text:style-name="Standard"><text:tab/><text:tab/>})</text:p>
      <text:p text:style-name="Standard"><text:tab/>&lt;/script&gt;</text:p>
      <text:p text:style-name="P43"><text:tab/>得到文本的top值和滑动条的top值<text:span text:style-name="T28">，反映在动画效果上。parseInt(nowtop/290*hide)，，[0-1]的数乘以文本隐藏距离，得到文本滑动了多少。</text:span></text:p>
      <text:p text:style-name="P51">3：底部向上箭头</text:p>
      <text:p text:style-name="Standard">3.1：引用</text:p>
      <text:p text:style-name="Standard"><text:tab/>&lt;script type="text/javascript" src="js/jquery-1.12.4.min.js"&gt;&lt;/script&gt;</text:p>
      <text:p text:style-name="Standard"><text:tab/>&lt;link href="Css/main.css" rel="stylesheet" type="text/css" /&gt;</text:p>
      <text:p text:style-name="Standard">3.2：</text:p>
      <text:p text:style-name="Standard">在&lt;head&gt;中新建&lt;script type="text/javascript"&gt;写js</text:p>
      <text:p text:style-name="Standard">在&lt;body&gt;内写主体部分</text:p>
      <text:p text:style-name="Standard">在main.css写样式[14-34行]</text:p>
      <text:p text:style-name="P44">3.3：</text:p>
      <text:p text:style-name="P44">创建类&lt;div class='totop'&gt;↑&lt;/div&gt;</text:p>
      <text:p text:style-name="P44">编写js代码：</text:p>
      <text:p text:style-name="Standard"><text:tab/>&lt;script type="text/javascript"&gt;</text:p>
      <text:p text:style-name="Standard"><text:tab/><text:tab/>$(function(){</text:p>
      <text:p text:style-name="Standard"><text:tab/><text:tab/><text:tab/>$totop = $('.totop');</text:p>
      <text:p text:style-name="Standard"><text:tab/><text:tab/><text:tab/>$(window).scroll(function(){</text:p>
      <text:p text:style-name="Standard"><text:tab/><text:tab/><text:tab/><text:tab/>var iNum = $(document).scrollTop();</text:p>
      <text:p text:style-name="Standard"><text:tab/><text:tab/><text:tab/><text:tab/>if(iNum&gt;200){</text:p>
      <text:p text:style-name="Standard"><text:tab/><text:tab/><text:tab/><text:tab/><text:tab/>$totop.fadeIn()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{</text:p>
      <text:p text:style-name="Standard"><text:tab/><text:tab/><text:tab/><text:tab/><text:tab/>$totop.fadeOut();</text:p>
      <text:p text:style-name="Standard"><text:tab/><text:tab/><text:tab/><text:tab/>}</text:p>
      <text:p text:style-name="Standard"><text:tab/><text:tab/><text:tab/>})</text:p>
      <text:p text:style-name="Standard"><text:tab/><text:tab/><text:tab/>$totop.click(function(){</text:p>
      <text:p text:style-name="Standard"><text:tab/><text:tab/><text:tab/><text:tab/>$('html,body').animate({'scrollTop':0});</text:p>
      <text:p text:style-name="Standard"><text:tab/><text:tab/><text:tab/>})</text:p>
      <text:p text:style-name="Standard"><text:tab/><text:tab/>})</text:p>
      <text:p text:style-name="Standard"><text:tab/>&lt;/script&gt;</text:p>
      <text:p text:style-name="Standard">获取滚动距离<text:span text:style-name="T29">，当超过200时，显示，否则隐藏，点击箭头时，令滚动距离瞬间变为0.</text:span></text:p>
      <text:p text:style-name="Standard"/>
      <text:p text:style-name="P51">4：手风琴滑动效果</text:p>
      <text:p text:style-name="Standard">4.1：引用</text:p>
      <text:p text:style-name="Standard"><text:tab/>&lt;script type="text/javascript" src="js/jquery-1.12.4.min.js"&gt;&lt;/script&gt;</text:p>
      <text:p text:style-name="Standard"><text:tab/>&lt;link rel="stylesheet" type="text/css" href="Css/shoufengqin.css"&gt;<text:tab/></text:p>
      <text:p text:style-name="Standard">4.2：</text:p>
      <text:p text:style-name="Standard">在&lt;head&gt;中新建&lt;script type="text/javascript"&gt;写js</text:p>
      <text:p text:style-name="Standard">在&lt;body&gt;内写主体部分</text:p>
      <text:p text:style-name="Standard">在shoufengqin.css写样式</text:p>
      <text:p text:style-name="P45">4.3：</text:p>
      <text:p text:style-name="P45"><text:soft-page-break/>创建类：<text:tab/><text:tab/>&lt;div id="accordion"&gt;</text:p>
      <text:p text:style-name="P45"><text:tab/><text:tab/><text:tab/>&lt;ul&gt;</text:p>
      <text:p text:style-name="P45"><text:tab/><text:tab/><text:tab/>&lt;li class="bar01"&gt;...&lt;/li&gt;</text:p>
      <text:p text:style-name="P45"><text:tab/><text:tab/><text:tab/>…</text:p>
      <text:p text:style-name="P45"><text:tab/><text:tab/><text:tab/>&lt;/ul&gt;&lt;/div&gt;</text:p>
      <text:p text:style-name="P45">编写js代码：</text:p>
      <text:p text:style-name="P45"><text:tab/><text:tab/>&lt;script type="text/javascript"&gt;</text:p>
      <text:p text:style-name="P45"><text:tab/><text:tab/><text:tab/>$(function(){</text:p>
      <text:p text:style-name="P45"><text:tab/><text:tab/><text:tab/><text:tab/>$('#accordion li').click(function() {<text:tab/><text:tab/></text:p>
      <text:p text:style-name="P45"><text:tab/><text:tab/><text:tab/><text:tab/><text:tab/>$(this).animate({left:$(this).index()*21});<text:tab/><text:tab/></text:p>
      <text:p text:style-name="P45"><text:tab/><text:tab/><text:tab/><text:tab/><text:tab/>$(this).prevAll().each(function(){<text:tab/><text:tab/><text:tab/><text:tab/></text:p>
      <text:p text:style-name="P45"><text:tab/><text:tab/><text:tab/><text:tab/><text:tab/><text:tab/>$(this).animate({left:$(this).index()*21});</text:p>
      <text:p text:style-name="P45"><text:tab/><text:tab/><text:tab/><text:tab/><text:tab/>});</text:p>
      <text:p text:style-name="P45"/>
      <text:p text:style-name="P45"><text:tab/><text:tab/><text:tab/><text:tab/><text:tab/>$(this).nextAll().each(function(){</text:p>
      <text:p text:style-name="P45"><text:tab/><text:tab/><text:tab/><text:tab/><text:tab/><text:tab/>$(this).animate({left:(514.25-(10-$(this).index())*21)});<text:tab/><text:tab/><text:tab/><text:tab/></text:p>
      <text:p text:style-name="P45"><text:tab/><text:tab/><text:tab/><text:tab/><text:tab/>});</text:p>
      <text:p text:style-name="P45"><text:tab/><text:tab/><text:tab/><text:tab/>});</text:p>
      <text:p text:style-name="P45"><text:tab/><text:tab/><text:tab/>})</text:p>
      <text:p text:style-name="P45"><text:tab/><text:tab/>&lt;/script&gt;</text:p>
      <text:p text:style-name="P67">点击当前<text:span text:style-name="T30">li，当前li的进行left移动动画（相对于容器），当前li前面的每一个li都进行left动画移动，{left:$(this).index()*21}，，</text:span></text:p>
      <text:p text:style-name="P106">当前li后面的li也进行动画移动{left:(514.25-(10-$(this).index())*21)}</text:p>
      <text:p text:style-name="Standard"/>
      <text:p text:style-name="P51">5:导航条</text:p>
      <text:p text:style-name="Standard">5.1：引用</text:p>
      <text:p text:style-name="Standard"><text:tab/>&lt;link rel="stylesheet" type="text/css" href="Css/bootstrap.min.css"&gt;</text:p>
      <text:p text:style-name="Standard"><text:tab/>&lt;link rel="stylesheet" type="text/css" href="Css/daohangtiao.css"&gt;<text:tab/></text:p>
      <text:p text:style-name="Standard"><text:tab/>&lt;script type="text/javascript" src="Js/jquery-1.12.4.min.js"&gt;&lt;/script&gt;</text:p>
      <text:p text:style-name="Standard"><text:tab/>&lt;script type="text/javascript" src="Js/bootstrap.min.js"&gt;&lt;/script&gt;</text:p>
      <text:p text:style-name="Standard">5.2:</text:p>
      <text:p text:style-name="Standard">在&lt;body&gt;内写主体部分</text:p>
      <text:p text:style-name="Standard">在daohangtiao.css写样式</text:p>
      <text:p text:style-name="P49">5.3：</text:p>
      <text:p text:style-name="P49"><text:tab/>&lt;div class="navbar navbar-inverse navbar-static-top"&gt;<text:tab/>//顶两边<text:span text:style-name="T32">，黑色，去圆角</text:span><text:tab/></text:p>
      <text:p text:style-name="P49"><text:tab/><text:tab/>&lt;div class="container"&gt;<text:tab/><text:tab/><text:tab/></text:p>
      <text:p text:style-name="P49"><text:tab/><text:tab/><text:tab/>&lt;!-- 定义logo和切换小图标 <text:s text:c="2"/>--&gt;</text:p>
      <text:p text:style-name="P49"><text:tab/><text:tab/><text:tab/>&lt;div class="navbar-header"&gt;</text:p>
      <text:p text:style-name="P49"><text:tab/><text:tab/><text:tab/><text:tab/>&lt;button class="navbar-toggle" data-toggle="collapse" data-target="#mymenu"&gt;</text:p>
      <text:p text:style-name="P49"><text:tab/><text:tab/><text:tab/><text:tab/><text:tab/>&lt;span class="icon-bar"&gt;&lt;/span&gt;</text:p>
      <text:p text:style-name="P49"><text:tab/><text:tab/><text:tab/><text:tab/><text:tab/>&lt;span class="icon-bar"&gt;&lt;/span&gt;</text:p>
      <text:p text:style-name="P49"><text:tab/><text:tab/><text:tab/><text:tab/><text:tab/>&lt;span class="icon-bar"&gt;&lt;/span&gt;</text:p>
      <text:p text:style-name="P49"><text:tab/><text:tab/><text:tab/><text:tab/>&lt;/button&gt;</text:p>
      <text:p text:style-name="P49"><text:tab/><text:tab/><text:tab/><text:tab/>&lt;a href="javascript:;" class="navbar-brand"&gt;</text:p>
      <text:p text:style-name="P49"><text:tab/><text:tab/><text:tab/><text:tab/><text:tab/>&lt;img src="images/爱的图标2.jpg" &gt;</text:p>
      <text:p text:style-name="P49"><text:tab/><text:tab/><text:tab/><text:tab/>&lt;/a&gt;</text:p>
      <text:p text:style-name="P49"><text:tab/><text:tab/><text:tab/>&lt;/div&gt;</text:p>
      <text:p text:style-name="P49"><text:tab/><text:tab/><text:tab/>&lt;div class="collapse navbar-collapse" id="mymenu"&gt;</text:p>
      <text:p text:style-name="P49"><text:tab/><text:tab/><text:tab/><text:tab/>&lt;!-- 定义菜单 <text:s text:c="2"/>--&gt;</text:p>
      <text:p text:style-name="P49"><text:tab/><text:tab/><text:tab/><text:tab/>&lt;ul class="nav navbar-nav"&gt;</text:p>
      <text:p text:style-name="P49"><text:tab/><text:tab/><text:tab/><text:tab/><text:tab/>&lt;li class="active "&gt;&lt;a href="javascript:;"&gt;首页&lt;/a&gt;&lt;/li&gt;</text:p>
      <text:p text:style-name="P49"><text:tab/><text:tab/><text:tab/><text:tab/><text:tab/>&lt;li&gt;&lt;a href="lovetree.htm"&gt;时间先生&lt;/a&gt;&lt;/li&gt;</text:p>
      <text:p text:style-name="P49"><text:tab/><text:tab/><text:tab/><text:tab/><text:tab/>&lt;li&gt;&lt;a href="story.htm"&gt;爱情故事&lt;/a&gt;&lt;/li&gt;<text:tab/></text:p>
      <text:p text:style-name="P49"><text:soft-page-break/><text:tab/><text:tab/><text:tab/><text:tab/><text:tab/>&lt;li&gt;&lt;a href="Letter.htm"&gt;三行情书&lt;/a&gt;&lt;/li&gt;</text:p>
      <text:p text:style-name="P49"><text:tab/><text:tab/><text:tab/><text:tab/><text:tab/>&lt;li&gt;&lt;a href="youme.html"&gt;小小合照&lt;/a&gt;&lt;/li&gt;</text:p>
      <text:p text:style-name="P49"><text:tab/><text:tab/><text:tab/><text:tab/><text:tab/>&lt;li&gt;&lt;a href="http://www.hangyue.tk"&gt;每日情话&lt;/a&gt;&lt;/li&gt;</text:p>
      <text:p text:style-name="P49"><text:tab/><text:tab/><text:tab/><text:tab/><text:tab/>&lt;li&gt;&lt;a href="Comments.htm"&gt;送上祝福&lt;/a&gt;&lt;/li&gt;</text:p>
      <text:p text:style-name="P49"><text:tab/><text:tab/><text:tab/><text:tab/>&lt;/ul&gt;</text:p>
      <text:p text:style-name="P49"><text:tab/> <text:s text:c="7"/>&lt;/div&gt;</text:p>
      <text:p text:style-name="P49"><text:tab/><text:tab/>&lt;/div&gt;</text:p>
      <text:p text:style-name="P49"><text:tab/>&lt;/div&gt;</text:p>
      <text:p text:style-name="Standard">class="navbar-toggle"//小图标的类</text:p>
      <text:p text:style-name="P50"><text:s/>class="collapse navbar-collapse" <text:span text:style-name="T33">：隐藏到小图标里</text:span></text:p>
      <text:p text:style-name="P50"><text:s/>id="mymenu"</text:p>
      <text:p text:style-name="P50">data-toggle="collapse"//显示隐藏的效果</text:p>
      <text:p text:style-name="P50"><text:s/>data-target="#mymenu"//针对 mymenu显示隐藏</text:p>
      <text:p text:style-name="P50"/>
      <text:p text:style-name="P51">6:左边文字动画</text:p>
      <text:p text:style-name="Standard">6.1：引用</text:p>
      <text:p text:style-name="Standard"><text:tab/>&lt;link href="Css/main.css" rel="stylesheet" type="text/css" /&gt;</text:p>
      <text:p text:style-name="Standard">6.2：</text:p>
      <text:p text:style-name="Standard">在&lt;body&gt;内写主体部分</text:p>
      <text:p text:style-name="Standard">在main.css写样式[865-937行]</text:p>
      <text:p text:style-name="P47">6.2：</text:p>
      <text:p text:style-name="P47">@keyframes loading{ <text:s text:c="4"/></text:p>
      <text:p text:style-name="P47"><text:s text:c="6"/>from{</text:p>
      <text:p text:style-name="P47"><text:s text:c="8"/>transform:scale(1,1);</text:p>
      <text:p text:style-name="P47"><text:s text:c="6"/>}</text:p>
      <text:p text:style-name="P47"><text:s text:c="6"/>to{</text:p>
      <text:p text:style-name="P47"><text:s text:c="8"/>transform:scale(1.5,1.5);</text:p>
      <text:p text:style-name="P47"><text:s text:c="6"/>}</text:p>
      <text:p text:style-name="P47"><text:s text:c="4"/>}</text:p>
      <text:p text:style-name="P47">…</text:p>
      <text:p text:style-name="P47">animation:loading 500ms ease infinite alternate;</text:p>
      <text:p text:style-name="Standard"/>
      <text:p text:style-name="Standard"/>
      <text:p text:style-name="P51">7：无缝滚动</text:p>
      <text:p text:style-name="Standard">7.1：引用</text:p>
      <text:p text:style-name="Standard"><text:tab/>&lt;link rel="stylesheet" type="text/css" href="Css/wufenggundong.css"&gt;<text:tab/></text:p>
      <text:p text:style-name="Standard">7.2：</text:p>
      <text:p text:style-name="Standard">在&lt;head&gt;中新建&lt;script type="text/javascript"&gt;写js<text:tab/></text:p>
      <text:p text:style-name="Standard">在&lt;body&gt;内写主体部分</text:p>
      <text:p text:style-name="Standard">在wufenggundong.css写样式</text:p>
      <text:p text:style-name="P46">7.3：</text:p>
      <text:p text:style-name="P46">创建类：箭头&lt;div class="btns_con"&gt;</text:p>
      <text:p text:style-name="P46"><text:tab/><text:tab/><text:tab/><text:tab/>&lt;div class="left" id="btn01"&gt;&amp;lt;&lt;/div&gt;</text:p>
      <text:p text:style-name="P46"><text:tab/><text:tab/><text:tab/><text:tab/>&lt;div class="right" id="btn02"&gt;&amp;gt;&lt;/div&gt;</text:p>
      <text:p text:style-name="P46"><text:tab/><text:tab/> <text:s text:c="5"/>&lt;/div&gt;</text:p>
      <text:p text:style-name="P46"><text:tab/><text:tab/>照片容器&lt;div class="list_con" id="slide"&gt;</text:p>
      <text:p text:style-name="Standard"/>
      <text:p text:style-name="P46">7.4:</text:p>
      <text:p text:style-name="P46">编写js代码：</text:p>
      <text:p text:style-name="P46"><text:soft-page-break/><text:tab/><text:tab/>&lt;script type="text/javascript"&gt;</text:p>
      <text:p text:style-name="P46"><text:tab/><text:tab/><text:tab/>window.onload = function(){</text:p>
      <text:p text:style-name="P46"><text:tab/><text:tab/><text:tab/><text:tab/>var oDiv = document.getElementById('slide');</text:p>
      <text:p text:style-name="P46"><text:tab/><text:tab/><text:tab/><text:tab/>var oBtn01 = document.getElementById('btn01');</text:p>
      <text:p text:style-name="P46"><text:tab/><text:tab/><text:tab/><text:tab/>var oBtn02 = document.getElementById('btn02');<text:tab/></text:p>
      <text:p text:style-name="P46"><text:tab/><text:tab/><text:tab/><text:tab/>var oUl = oDiv.getElementsByTagName('ul')[0];//通过标签获取元素，获取的是选择集，加上下标才能获取到元素</text:p>
      <text:p text:style-name="P46"><text:tab/><text:tab/><text:tab/><text:tab/>var iLeft = 0;</text:p>
      <text:p text:style-name="P46"><text:tab/><text:tab/><text:tab/><text:tab/>var iSpeed = -2;</text:p>
      <text:p text:style-name="P46"><text:tab/><text:tab/><text:tab/><text:tab/>var iNowspeed = 0;<text:tab/><text:tab/></text:p>
      <text:p text:style-name="P46"><text:tab/><text:tab/><text:tab/><text:tab/>oUl.innerHTML = oUl.innerHTML + oUl.innerHTML;<text:tab/>//将ul里面的内容复制一份，整个ul里面就包含了<text:span text:style-name="T66">20</text:span>个li</text:p>
      <text:p text:style-name="P46"><text:tab/><text:tab/><text:tab/><text:tab/>function moving(){//执行相应动画</text:p>
      <text:p text:style-name="P46"><text:tab/><text:tab/><text:tab/><text:tab/><text:tab/>iLeft += iSpeed;<text:tab/><text:tab/></text:p>
      <text:p text:style-name="P46"><text:tab/><text:tab/><text:tab/><text:tab/><text:tab/>if(iLeft&lt;-1651.5)// 当ul向左滚动到第<text:span text:style-name="T66">10</text:span>个li时，瞬间将整个ul拉回初始位置</text:p>
      <text:p text:style-name="P46"><text:tab/><text:tab/><text:tab/><text:tab/><text:tab/>{</text:p>
      <text:p text:style-name="P46"><text:tab/><text:tab/><text:tab/><text:tab/><text:tab/><text:tab/>iLeft=0;</text:p>
      <text:p text:style-name="P46"><text:tab/><text:tab/><text:tab/><text:tab/><text:tab/>}</text:p>
      <text:p text:style-name="P46"><text:tab/><text:tab/><text:tab/><text:tab/><text:tab/>if(iLeft&gt;0)//当ul在起始位置往右滚动时候，瞬间将整个ul拉回到往左的第<text:span text:style-name="T66">10</text:span>个li的位置</text:p>
      <text:p text:style-name="P46"><text:tab/><text:tab/><text:tab/><text:tab/><text:tab/>{</text:p>
      <text:p text:style-name="P46"><text:tab/><text:tab/><text:tab/><text:tab/><text:tab/><text:tab/>iLeft = -1651.5;</text:p>
      <text:p text:style-name="P46"><text:tab/><text:tab/><text:tab/><text:tab/><text:tab/>}</text:p>
      <text:p text:style-name="P46"><text:tab/><text:tab/><text:tab/><text:tab/><text:tab/>oUl.style.left = iLeft + 'px';</text:p>
      <text:p text:style-name="P46"><text:tab/><text:tab/><text:tab/><text:tab/>}</text:p>
      <text:p text:style-name="P46"/>
      <text:p text:style-name="P46"><text:tab/><text:tab/><text:tab/><text:tab/>var timer = setInterval(moving,30);//创建反复执行的定时器</text:p>
      <text:p text:style-name="P46"/>
      <text:p text:style-name="P46"><text:tab/><text:tab/><text:tab/><text:tab/>oBtn01.onclick = function(){//左右箭头部分</text:p>
      <text:p text:style-name="P46"><text:tab/><text:tab/><text:tab/><text:tab/><text:tab/>iSpeed = -2;</text:p>
      <text:p text:style-name="P46"><text:tab/><text:tab/><text:tab/><text:tab/>}</text:p>
      <text:p text:style-name="P46"><text:tab/><text:tab/><text:tab/><text:tab/>oBtn02.onclick = function(){</text:p>
      <text:p text:style-name="P46"><text:tab/><text:tab/><text:tab/><text:tab/><text:tab/>iSpeed = 2;</text:p>
      <text:p text:style-name="P46"><text:tab/><text:tab/><text:tab/><text:tab/>}</text:p>
      <text:p text:style-name="P46"><text:tab/><text:tab/><text:tab/><text:tab/>oDiv.onmouseover = function(){// 当鼠标移入的时候</text:p>
      <text:p text:style-name="P46"><text:tab/><text:tab/><text:tab/><text:tab/><text:tab/>iNowspeed = iSpeed;</text:p>
      <text:p text:style-name="P46"><text:tab/><text:tab/><text:tab/><text:tab/><text:tab/>iSpeed = 0;</text:p>
      <text:p text:style-name="P46"><text:tab/><text:tab/><text:tab/><text:tab/>}</text:p>
      <text:p text:style-name="P46"><text:tab/><text:tab/><text:tab/><text:tab/>oDiv.onmouseout = function(){ <text:s/>// 当鼠标移出的时候</text:p>
      <text:p text:style-name="P46"><text:tab/><text:tab/><text:tab/><text:tab/><text:tab/>iSpeed = iNowspeed;</text:p>
      <text:p text:style-name="P46"><text:tab/><text:tab/><text:tab/><text:tab/>}</text:p>
      <text:p text:style-name="P46"><text:tab/><text:tab/><text:tab/>}</text:p>
      <text:p text:style-name="P46"><text:tab/><text:tab/>&lt;/script&gt;</text:p>
      <text:p text:style-name="P63">创建左右箭头和照片容器的<text:span text:style-name="T67">div，并</text:span>获取左右箭头和照片容器<text:span text:style-name="T31">（1651.5），将ul里面的内容复制一份，（oUl.innerHTML = oUl.innerHTML + oUl.innerHTML;<text:tab/>）整个ul里面就包含了20个li，每隔30毫秒移动一次，每次移动2px，当ul向左滚动到第10个li时，瞬间将整个ul拉回到初始位置，当ul在起始位置往右滚动时候，瞬间将整个ul拉回到往左的第10个li的位置，点击左右箭头，变换移动方向，鼠标移入停止，移出继续原来运动。创建反复执行的定时器，，执行相应动画var timer = setInterval(moving,30);</text:span></text:p>
      <text:p text:style-name="P51">8：底部</text:p>
      <text:p text:style-name="Standard">8.1：</text:p>
      <text:p text:style-name="Standard">在&lt;body&gt;内写主体部分</text:p>
      <text:p text:style-name="Standard"><text:soft-page-break/></text:p>
      <text:p text:style-name="Standard"/>
      <text:p text:style-name="Standard"/>
      <text:p text:style-name="Standard"/>
      <text:p text:style-name="P8">三：youme.html---小小合照----代码段</text:p>
      <text:p text:style-name="Standard">1：引用</text:p>
      <text:p text:style-name="Standard">头部：（整页滚动）&lt;link rel="stylesheet" type="text/css" href="Css/test.css"&gt;</text:p>
      <text:p text:style-name="Standard"><text:tab/>&lt;script type="text/javascript" src="Js/jquery-1.12.4.min.js"&gt;&lt;/script&gt;</text:p>
      <text:p text:style-name="Standard"><text:tab/>&lt;script type="text/javascript" src="Js/jquery.mousewheel1.js"&gt;&lt;/script&gt;</text:p>
      <text:p text:style-name="Standard"/>
      <text:p text:style-name="Standard">尾部：（照片墙）&lt;link rel="stylesheet" type="text/css" href="Css/bootstrap.min.css"&gt;</text:p>
      <text:p text:style-name="Standard"><text:tab/>&lt;script src='js/jquery.js'&gt;&lt;/script&gt;</text:p>
      <text:p text:style-name="Standard"><text:tab/>&lt;script type="text/javascript" src="Js/bootstrap.min.js"&gt;&lt;/script&gt;</text:p>
      <text:p text:style-name="Standard"><text:tab/>&lt;link rel="stylesheet" href="Css/style.css" media="screen" type="text/css" /&gt;</text:p>
      <text:p text:style-name="Standard"><text:tab/>&lt;script src='Js/jquery.easing.min.js'&gt;&lt;/script&gt;</text:p>
      <text:p text:style-name="Standard"><text:tab/>&lt;script src="Js/index.js"&gt;&lt;/script&gt;</text:p>
      <text:p text:style-name="Standard">2:</text:p>
      <text:p text:style-name="P1">(1):在&lt;head&gt;中新建&lt;script type="text/javascript"&gt;写js（整页滚动）</text:p>
      <text:p text:style-name="P1"><text:tab/>var $h = $(window).height();//获取浏览器窗口高度；</text:p>
      <text:p text:style-name="Standard"><text:tab/>$pages.eq(0).addClass('moving');//第一页添加类moving，执行相应样式；</text:p>
      <text:p text:style-name="Standard"><text:tab/>$points.click(function(){</text:p>
      <text:p text:style-name="Standard"><text:tab/><text:tab/>$nowscreen = $(this).index();//获取当前鼠标点的索引对应第几页幻灯片</text:p>
      <text:p text:style-name="Standard"><text:tab/><text:tab/>$points.eq($nowscreen).addClass('active').siblings().removeClass('active');//当前点添加类<text:tab/><text:tab/>active样 式，其他去掉active样式 <text:s text:c="17"/></text:p>
      <text:p text:style-name="Standard"><text:tab/><text:tab/>$screen.animate({'top':-$h*$nowscreen},300);//幻灯片top动画，耗时300毫秒（从开始动<text:tab/><text:tab/>作到动作结束）</text:p>
      <text:p text:style-name="Standard"><text:tab/><text:tab/>$pages.eq($nowscreen).addClass('moving').siblings().removeClass('moving');//当前页添加<text:tab/><text:tab/>类moving样式，其他去掉moving样式。</text:p>
      <text:p text:style-name="Standard"/>
      <text:p text:style-name="P3">鼠标滚轮事件是多次触发的事件，可以使用定时器减少触发的次数实现函数节流。</text:p>
      <text:p text:style-name="Standard"/>
      <text:p text:style-name="Standard"><text:tab/><text:tab/><text:tab/>$(window).mousewheel(function(event,dat){</text:p>
      <text:p text:style-name="Standard"><text:tab/><text:tab/><text:tab/><text:tab/>clearTimeout(timer);//把之前的全清掉</text:p>
      <text:p text:style-name="Standard"><text:tab/><text:tab/><text:tab/><text:tab/>timer = setTimeout(function(){//只执行一次的定时器</text:p>
      <text:p text:style-name="Standard"/>
      <text:p text:style-name="Standard"><text:tab/><text:tab/><text:tab/><text:tab/><text:tab/>if(dat==-1)//鼠标向下滑动</text:p>
      <text:p text:style-name="Standard"><text:tab/><text:tab/><text:tab/><text:tab/><text:tab/>{</text:p>
      <text:p text:style-name="Standard"><text:tab/><text:tab/><text:tab/><text:tab/><text:tab/><text:tab/>$nowscreen++;幻灯片加<text:span text:style-name="T1">1</text:span></text:p>
      <text:p text:style-name="Standard"><text:tab/><text:tab/><text:tab/><text:tab/><text:tab/>}</text:p>
      <text:p text:style-name="Standard"><text:tab/><text:tab/><text:tab/><text:tab/><text:tab/>else</text:p>
      <text:p text:style-name="Standard"><text:tab/><text:tab/><text:tab/><text:tab/><text:tab/>{</text:p>
      <text:p text:style-name="Standard"><text:tab/><text:tab/><text:tab/><text:tab/><text:tab/><text:tab/>$nowscreen--;否则减<text:span text:style-name="T1">1</text:span></text:p>
      <text:p text:style-name="Standard"><text:tab/><text:tab/><text:tab/><text:tab/><text:tab/>}</text:p>
      <text:p text:style-name="Standard"><text:tab/><text:tab/><text:tab/><text:tab/><text:tab/>if($nowscreen&lt;0)//到第一帧后，不能再往上滑动鼠标</text:p>
      <text:p text:style-name="Standard"><text:tab/><text:tab/><text:tab/><text:tab/><text:tab/>{</text:p>
      <text:p text:style-name="Standard"><text:tab/><text:tab/><text:tab/><text:tab/><text:tab/><text:tab/>$nowscreen=0;</text:p>
      <text:p text:style-name="Standard"><text:tab/><text:tab/><text:tab/><text:tab/><text:tab/>}</text:p>
      <text:p text:style-name="Standard"/>
      <text:p text:style-name="P2"><text:tab/><text:tab/><text:tab/><text:tab/><text:tab/>if($nowscreen&gt;$len-1)//到最后一帧后，不能再往下滑动鼠标</text:p>
      <text:p text:style-name="Standard"><text:tab/><text:tab/><text:tab/><text:tab/><text:tab/>{</text:p>
      <text:p text:style-name="Standard"><text:tab/><text:tab/><text:tab/><text:tab/><text:tab/><text:tab/>$nowscreen=$len-1;</text:p>
      <text:p text:style-name="Standard"><text:tab/><text:tab/><text:tab/><text:tab/><text:tab/>}</text:p>
      <text:p text:style-name="Standard"><text:soft-page-break/></text:p>
      <text:p text:style-name="P2"><text:tab/><text:tab/><text:tab/><text:tab/><text:tab/>$screen.animate({'top':-$h*$nowscreen},300);//幻灯片top动画，耗时300毫<text:tab/><text:tab/><text:tab/><text:tab/><text:tab/>秒（从开始动作到动作结束）</text:p>
      <text:p text:style-name="Standard"><text:tab/><text:tab/><text:tab/><text:tab/><text:tab/>$pages.eq($nowscreen).addClass('moving').siblings().removeClass('moving');</text:p>
      <text:p text:style-name="Standard"/>
      <text:p text:style-name="Standard"><text:tab/><text:tab/><text:tab/><text:tab/><text:tab/>$points.eq($nowscreen).addClass('active').siblings().removeClass('active');</text:p>
      <text:p text:style-name="Standard"/>
      <text:p text:style-name="Standard"><text:tab/><text:tab/><text:tab/><text:tab/><text:tab/>},<text:span text:style-name="T86">3</text:span>00)<text:tab/>//延迟<text:span text:style-name="T86">300毫秒再执行</text:span><text:tab/></text:p>
      <text:p text:style-name="Standard"/>
      <text:p text:style-name="Standard"><text:tab/><text:tab/><text:tab/>})</text:p>
      <text:p text:style-name="P3">注意：幻灯片从出现到结束耗时<text:span text:style-name="T1">300毫秒，同时令每帧幻灯片里的动画效果延迟了300毫秒出现，所以幻灯片完全出来就开始做动画。</text:span></text:p>
      <text:p text:style-name="Standard"/>
      <text:p text:style-name="Standard"><text:s/><text:tab/><text:tab/><text:tab/><text:tab/> </text:p>
      <text:p text:style-name="Standard">(2):在&lt;body&gt;内写主体部分（整页滚动和照片墙）</text:p>
      <text:p text:style-name="Standard"><text:s text:c="4"/>其中：<text:tab/>&lt;div class="pages page10"&gt;</text:p>
      <text:p text:style-name="Standard"><text:tab/><text:tab/><text:tab/>&lt;div class="grid"&gt;&lt;/div&gt;<text:tab/><text:tab/><text:tab/></text:p>
      <text:p text:style-name="Standard"><text:tab/><text:tab/>&lt;/div&gt;</text:p>
      <text:p text:style-name="Standard"><text:s text:c="4"/>是照片墙部分代码</text:p>
      <text:p text:style-name="Standard"/>
      <text:p text:style-name="Standard">(3):在test.css写样式（整页滚动）</text:p>
      <text:p text:style-name="Standard">(4):在style.css写样式（照片墙）</text:p>
      <text:p text:style-name="Standard">(5):在index.js写js（照片墙）</text:p>
      <text:p text:style-name="Standard"><text:tab/>设置循环次数，将照片标签追加到页面上</text:p>
      <text:p text:style-name="Standard"><text:tab/>设置照片墙的动画，采用执行多次的定时器，设置每个照片的透明度，延迟，旋转的样式，形成动画效果。</text:p>
      <text:p text:style-name="Standard"/>
      <text:p text:style-name="P8">四：comments.html---送上祝福---代码段</text:p>
      <text:p text:style-name="Standard">1：引用</text:p>
      <text:p text:style-name="Standard"><text:s text:c="4"/>&lt;script src="Js/jquery-1.4.1.js" type="text/javascript"&gt;&lt;/script&gt;</text:p>
      <text:p text:style-name="Standard"><text:s text:c="4"/>&lt;script src="Js/snowfall.jquery.js" type="text/javascript"&gt;&lt;/script&gt;</text:p>
      <text:p text:style-name="Standard"><text:s text:c="4"/>&lt;script src="./lib/vue-2.4.0.js"&gt;&lt;/script&gt;</text:p>
      <text:p text:style-name="Standard"><text:s text:c="4"/>&lt;link rel="stylesheet" href="./lib/bootstrap-3.3.7.css"&gt;</text:p>
      <text:p text:style-name="P54">2：</text:p>
      <text:p text:style-name="P54">snowfall.jquery.js//雪花掉落js</text:p>
      <text:p text:style-name="P54"/>
      <text:p text:style-name="P115">3：</text:p>
      <text:p text:style-name="P115"><text:span text:style-name="T101">3.1</text:span>创建vue实例---创建评论列表，之后通过for循环进行渲染到页面</text:p>
      <text:p text:style-name="P115"><text:tab/>创建组建，将评论人和评论内容进行双向绑定，并把发表评论通过click绑定函数，如果点击发表评<text:tab/>论，就会触发绑定的函数。</text:p>
      <text:p text:style-name="P115"><text:span text:style-name="T101">3.2 评论数据存放到了 localStorage ，localStorage 只支持存放字符串数据，将之前数据转成数组对<text:tab/>象，<text:tab/>并把最新的存放到数组开头。</text:span></text:p>
      <text:p text:style-name="P116">3.3 把 最新的 <text:s/>评论列表数组，再次调用 JSON.stringify 转为 <text:s/>数组字符串，然后调用 <text:tab/>localStorage.setItem()存到本地存储里。</text:p>
      <text:p text:style-name="P117">3.4 页面刷新刚一进来的时候，要把本地存储的拿到页面上，要把假数据替换掉。从本地的 localStorage <text:tab/>中，加载评论列表。</text:p>
      <text:p text:style-name="P118">3.5 <text:s/>beforeCreate(){ // 注意：这里不能调用 loadComments 方法，因为在执行这个钩子函数的时候， <text:tab/>data 和 methods 都还没有被初始化好。</text:p>
      <text:p text:style-name="P118"><text:tab/>created()初始化好了。调用加载评论列表的函数</text:p>
      <text:p text:style-name="P119"><text:soft-page-break/>3.6<text:span text:style-name="T54"> </text:span><text:span text:style-name="T68">点击发表评论列表，把内容存到本地存储，同时触发子组件调用的父组件的加载评论列表的方法，直接把数据存到列表里，用新的数据覆盖假数据，从而实现直接刷新评论列表。</text:span></text:p>
      <text:p text:style-name="P115"><text:tab/>vm实例（评论列表）是父组件，发表评论按钮是子组件，所以点击按钮，不能调用父组件的加载评论列表函数。vm把刷新列表的方法委托给子组件，让子组件帮父组件调用此方法。</text:p>
      <text:p text:style-name="Standard"/>
      <text:p text:style-name="Standard"/>
      <text:p text:style-name="P9">五：lovetree.html---时间先生---代码段</text:p>
      <text:p text:style-name="P12">1：引用</text:p>
      <text:p text:style-name="P12"><text:s text:c="4"/>&lt;link type="text/css" rel="stylesheet" href="renxi/default.css"&gt;</text:p>
      <text:p text:style-name="P12"><text:s text:c="4"/>&lt;script type="text/javascript" src="renxi/jquery.min.js"&gt;&lt;/script&gt;</text:p>
      <text:p text:style-name="P12"><text:s text:c="4"/>&lt;script type="text/javascript" src="renxi/jscex.min.js"&gt;&lt;/script&gt;</text:p>
      <text:p text:style-name="P12"><text:s text:c="4"/>&lt;script type="text/javascript" src="renxi/jscex-parser.js"&gt;&lt;/script&gt;</text:p>
      <text:p text:style-name="P12"><text:s text:c="4"/>&lt;script type="text/javascript" src="renxi/jscex-jit.js"&gt;&lt;/script&gt;</text:p>
      <text:p text:style-name="P12"><text:s text:c="4"/>&lt;script type="text/javascript" src="renxi/jscex-builderbase.min.js"&gt;&lt;/script&gt;</text:p>
      <text:p text:style-name="P12"><text:s text:c="4"/>&lt;script type="text/javascript" src="renxi/jscex-async.min.js"&gt;&lt;/script&gt;</text:p>
      <text:p text:style-name="P12"><text:s text:c="4"/>&lt;script type="text/javascript" src="renxi/jscex-async-powerpack.min.js"&gt;&lt;/script&gt;</text:p>
      <text:p text:style-name="P12"><text:s text:c="4"/>&lt;script type="text/javascript" src="renxi/functions.js" charset="utf-8"&gt;&lt;/script&gt;</text:p>
      <text:p text:style-name="P12"><text:s text:c="4"/>&lt;script type="text/javascript" src="renxi/love.js" charset="utf-8"&gt;&lt;/script&gt;</text:p>
      <text:p text:style-name="P12"/>
      <text:p text:style-name="P13">2：</text:p>
      <text:p text:style-name="P14"><text:span text:style-name="T13">（1）</text:span>在&lt;body&gt;内写主体部分（文字<text:span text:style-name="T3">（打字效果）</text:span>、时间、心形树），其中时间<text:span text:style-name="T15">、</text:span>心形树写在<text:span text:style-name="T2">&lt;script&gt;标签内</text:span></text:p>
      <text:p text:style-name="P14"><text:span text:style-name="T13">（2）</text:span>在<text:span text:style-name="T2">&lt;body&gt;内写下旧时间，在functions.js中用当前时间减去旧时间，得出最后时间。</text:span></text:p>
      <text:p text:style-name="P15"><text:span text:style-name="T13">（3）</text:span>打字效果<text:span text:style-name="T3">：</text:span>文字动画<text:span text:style-name="T3">：function.js</text:span></text:p>
      <text:p text:style-name="P15"><text:s text:c="2"/><text:tab/> <text:s/><text:tab/>$("#code").typewriter();</text:p>
      <text:p text:style-name="P16"><text:tab/>调用<text:span text:style-name="T3">function.js中的</text:span>typewriter()函数<text:span text:style-name="T13">。</text:span></text:p>
      <text:p text:style-name="P19">（4）时间</text:p>
      <text:p text:style-name="P19"><text:tab/><text:tab/>&lt;div id="clock-box"&gt;//时间出来的动画效果</text:p>
      <text:p text:style-name="P20"><text:tab/><text:tab/>在<text:span text:style-name="T16">&lt;body&gt;内调用function.js的function timeElapse(date){}</text:span>;//计算出时间</text:p>
      <text:p text:style-name="P19"><text:span text:style-name="T14"><text:tab/> <text:tab/>&lt;div id="clock"&gt;&lt;/div&gt;调用function.js中</text:span>$("#clock").html(result);//时间塞到页面上</text:p>
      <text:p text:style-name="P19"/>
      <text:p text:style-name="P19"><text:span text:style-name="T57"><text:s/>a <text:s text:c="2"/></text:span><text:span text:style-name="T103"><text:s/></text:span>获取的时间戳是精确到秒:(Date.parse(current) - Date.parse(date)) / 1000</text:p>
      <text:p text:style-name="P19"/>
      <text:p text:style-name="P19"><text:span text:style-name="T57">b <text:s/></text:span><text:span text:style-name="T103"><text:s text:c="4"/></text:span>计算出相差天数:Math.floor(seconds / (3600 * 24))</text:p>
      <text:p text:style-name="P19"/>
      <text:p text:style-name="P19"><text:span text:style-name="T57">c <text:s text:c="3"/></text:span><text:span text:style-name="T103"><text:s/></text:span>计算天数后剩余的秒数seconds = seconds % (3600 * 24)</text:p>
      <text:p text:style-name="P19"><text:s text:c="8"/>如果＜<text:span text:style-name="T103">10，则前面加0 <text:s text:c="3"/></text:span>if (hours &lt; 10) {</text:p>
      <text:p text:style-name="P19"><text:tab/><text:tab/><text:tab/><text:tab/><text:tab/><text:tab/>hours = "0" + hours;</text:p>
      <text:p text:style-name="P19"><text:tab/><text:tab/><text:tab/><text:tab/><text:tab/> <text:s text:c="3"/>}</text:p>
      <text:p text:style-name="P19"><text:s text:c="7"/>计算出小时数:hours = Math.floor(seconds / 3600)</text:p>
      <text:p text:style-name="P19"/>
      <text:p text:style-name="P19"><text:span text:style-name="T57">d </text:span><text:span text:style-name="T103"><text:s text:c="5"/></text:span>计算小时数后剩余的秒数:seconds = seconds % 3600</text:p>
      <text:p text:style-name="P19"><text:s text:c="9"/>计算相差分钟数:minutes = Math.floor(seconds / 60)</text:p>
      <text:p text:style-name="P19"/>
      <text:p text:style-name="P19"><text:span text:style-name="T57">e </text:span><text:span text:style-name="T103"><text:s text:c="5"/></text:span>计算分钟数后剩余的秒数:seconds = seconds % 60</text:p>
      <text:p text:style-name="P19"><text:s text:c="9"/>计算相差秒数</text:p>
      <text:p text:style-name="P19"/>
      <text:p text:style-name="P21">（5）心形树</text:p>
      <text:p text:style-name="P21"><text:tab/>引用love.js</text:p>
      <text:p text:style-name="P21"/>
      <text:p text:style-name="P22">(function(window){})(window);</text:p>
      <text:p text:style-name="P22">意思是，把window对象传入这个匿名函数中，并且同时执行这个函数，在页面载入之前就执行；</text:p>
      <text:p text:style-name="P36"><text:span text:style-name="T5">window.onload是在页面所有的元素都加载完成后才触发<text:line-break/>$(function(){})是在页面的dom结构加载完毕后就触发 dom里的内容不一定都已经加载完成<text:line-break/>比如说一个页面有好多图片 而加载这些图片需要一定的时间<text:line-break/>window.onload必须得等到全部的图片都加载完成后才能触发</text:span><text:span text:style-name="T6">，，</text:span>当 onload 事件触发时，页面上所有的<text:soft-page-break/>DOM，样式表，脚本，图片，flash都已经加载完成了<text:span text:style-name="T5"><text:line-break/>而$(function(){})只要在dom</text:span></text:p>
      <text:p text:style-name="P24">加载完毕之后就会执行 图片不一定已经加载完成</text:p>
      <text:p text:style-name="P25"/>
      <text:p text:style-name="P25"/>
      <text:p text:style-name="P5">五：letter.html-----三行情书</text:p>
      <text:p text:style-name="P35"><text:span text:style-name="T5">1</text:span><text:span text:style-name="T4">：</text:span><text:span text:style-name="T5">引用</text:span></text:p>
      <text:p text:style-name="P24"><text:s text:c="4"/>&lt;link href="images/favicon.ico" rel="shortcut icon" /&gt;</text:p>
      <text:p text:style-name="P24"><text:s text:c="4"/>&lt;link href="Css/flower.css" rel="stylesheet" type="text/css" /&gt;</text:p>
      <text:p text:style-name="P24"><text:s text:c="4"/>&lt;script src="Js/JQuery.js" type="text/javascript"&gt;&lt;/script&gt;</text:p>
      <text:p text:style-name="P24"><text:s text:c="4"/>&lt;script src="Js/functionGar.js" type="text/javascript"&gt;&lt;/script&gt;</text:p>
      <text:p text:style-name="P24"><text:s text:c="4"/>&lt;script src="Js/Garden.js" type="text/javascript"&gt;&lt;/script&gt;</text:p>
      <text:p text:style-name="P24"/>
      <text:p text:style-name="P35"><text:span text:style-name="T5">2</text:span><text:span text:style-name="T4">：</text:span></text:p>
      <text:p text:style-name="P18"><text:span text:style-name="T13">（1）</text:span>打字效果<text:span text:style-name="T3">：</text:span>文字动画<text:span text:style-name="T3">：functionGar.js</text:span></text:p>
      <text:p text:style-name="P17"><text:s text:c="2"/><text:tab/> <text:s/><text:tab/>$("#code").typewriter();</text:p>
      <text:p text:style-name="P17"><text:tab/>调用<text:span text:style-name="T3">functionGar.js中的</text:span>typewriter()函数<text:span text:style-name="T13">。</text:span></text:p>
      <text:p text:style-name="P17"/>
      <text:p text:style-name="P10">注意<text:span text:style-name="T18">：在文字动画之前，function adjustCodePosition() {}//调整文字动画和garden（心形出现位置）相对位置关系</text:span></text:p>
      <text:p text:style-name="P17"/>
      <text:p text:style-name="P23"><text:span text:style-name="T5">function startHeartAnimation() {</text:span><text:span text:style-name="T17">}//开始心形动画</text:span></text:p>
      <text:p text:style-name="P23">在其内部由函数function getHeartPoint(angle) <text:span text:style-name="T17">{}//心形起始位置点</text:span></text:p>
      <text:p text:style-name="P23">之后在其内部调用showMessages();</text:p>
      <text:p text:style-name="P23"/>
      <text:p text:style-name="P23">function showMessages() {<text:span text:style-name="T17">}----&gt;在其内部调用adjustWordsPosition();执行相应心形内部文字的样式</text:span></text:p>
      <text:p text:style-name="P23"/>
      <text:p text:style-name="P26">(2）：心形动画Garden.js</text:p>
      <text:p text:style-name="P26"/>
      <text:p text:style-name="P11">Canvas 对象是 HTML5 中新增的。</text:p>
      <text:p text:style-name="Text_20_body"><text:tab/>HTML5 &lt;canvas&gt; 标签用于绘制图像（通过脚本，通常是 JavaScript）。</text:p>
      <text:p text:style-name="P26"><text:span text:style-name="T19"><text:tab/>HTML5</text:span><text:span text:style-name="T21">添加的最受欢迎的功能就是</text:span><text:span text:style-name="T19">&lt;canvas&gt;</text:span><text:span text:style-name="T21">元素，这个元素负责在页面中设定一个区域，然后就可<text:tab/>以通过</text:span><text:span text:style-name="T19">JavaScript</text:span><text:span text:style-name="T21">动态在这个区域绘制图形。</text:span></text:p>
      <text:p text:style-name="P27"/>
      <text:p text:style-name="P27"><text:tab/>在创建HTML5 canvas元素之前，首先要确保浏览器能够支持它。如果不支持，就要为那些古董级<text:tab/>浏览器提供一些替代文字。</text:p>
      <text:p text:style-name="P27"/>
      <text:p text:style-name="P26"><text:span text:style-name="T21"><text:tab/>要在画布</text:span><text:span text:style-name="T20">canvas</text:span><text:span text:style-name="T21">上绘图，需要取得绘图上下文。要取得绘图上下文的引用，需要调用</text:span><text:span text:style-name="T20">getContext()<text:tab/></text:span><text:span text:style-name="T21">方法并传入上下文的名字，如传入“</text:span><text:span text:style-name="T20">2d”</text:span><text:span text:style-name="T21">，就可以取得</text:span><text:span text:style-name="T20">2D</text:span><text:span text:style-name="T21">上下文对象。在使用</text:span><text:span text:style-name="T20">&lt;canvas&gt;</text:span><text:span text:style-name="T21">元素之前，<text:tab/>需要先检测</text:span><text:span text:style-name="T20">getContext()</text:span><text:span text:style-name="T21">方法是否存在。</text:span></text:p>
      <text:p text:style-name="P27"/>
      <text:p text:style-name="P26"><text:span text:style-name="T21"><text:tab/>使用</text:span><text:span text:style-name="T20">2D</text:span><text:span text:style-name="T21">绘图上下文提供的方法，可以绘制简单的</text:span><text:span text:style-name="T20">2D</text:span><text:span text:style-name="T21">图形，如矩形、弧线和路径。</text:span></text:p>
      <text:p text:style-name="P27"/>
      <text:p text:style-name="P27"/>
      <text:p text:style-name="P27"/>
      <text:p text:style-name="P27"/>
      <text:p text:style-name="P4"><text:span text:style-name="T21">六</text:span><text:span text:style-name="T22">：</text:span><text:span text:style-name="T21">story.html---爱情故事---代码段</text:span></text:p>
      <text:p text:style-name="P6"/>
      <text:p text:style-name="P28">1：引用</text:p>
      <text:p text:style-name="P28"><text:tab/>&lt;link rel="stylesheet" href="./jscss/min.css"&gt;</text:p>
      <text:p text:style-name="P28"><text:tab/>&lt;script src="./jscss/share.js"&gt;&lt;/script&gt;&lt;/head&gt;</text:p>
      <text:p text:style-name="P28"><text:tab/>&lt;script src="./jscss/jquery.min.js"&gt;&lt;/script&gt;</text:p>
      <text:p text:style-name="P28"><text:tab/>&lt;script src="./jscss/all.min.js"&gt;&lt;/script&gt;</text:p>
      <text:p text:style-name="P28"><text:tab/>&lt;script src="./jscss/love.js"&gt;&lt;/script&gt;</text:p>
      <text:p text:style-name="P30">2：</text:p>
      <text:p text:style-name="P31">在&lt;body&gt;内写主体部分<text:span text:style-name="T24">（幻灯片，右下角心形）</text:span></text:p>
      <text:p text:style-name="P30">幻灯片样式背景之类的在min.css</text:p>
      <text:p text:style-name="P30">幻灯片动画效果all.min.js</text:p>
      <text:p text:style-name="P29">右下角心形动画效果love.js</text:p>
      <text:p text:style-name="P29"><text:soft-page-break/>类&lt;div class="ft-default-progress"&gt;<text:span text:style-name="T23">：左右两个心的样式，动画效果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9"><text:span text:style-name="T53">项目简介：</text:span><text:span text:style-name="T48">搭建该网站的主要目的是为了纪念和男朋友的爱情故事。主要实现了视频流、图片动画（无缝滚动、手风琴、照片墙、整页滚动等）、时间戳、祝福评论、类似博客文本展示、文字动画（打字效果、</text:span><text:bookmark text:name="css3-animation动画"/><text:span text:style-name="T47">animation动画）等功能。</text:span></text:p>
      <text:p text:style-name="P107"/>
      <text:p text:style-name="P29"/>
      <text:p text:style-name="P57">各模块主要功能：</text:p>
      <text:p text:style-name="P29"/>
      <text:p text:style-name="P60"><text:span text:style-name="T46">1</text:span>：视频流</text:p>
      <text:p text:style-name="P33"><text:span text:style-name="T54">要实现网页播放视频在HTML5以前是通过&lt;embed&gt;标签</text:span><text:span text:style-name="T43">，需要flash，效率低，如果浏览器不支持 Flash，那么视频将无法播放，HTML5后，一个&lt;vedio&gt;&lt;/vedio&gt;解决所有问题。</text:span></text:p>
      <text:p text:style-name="P32"/>
      <text:p text:style-name="P32"/>
      <text:p text:style-name="P71"><text:span text:style-name="T58">1.</text:span><text:span text:style-name="T59">1</text:span><text:span text:style-name="T58">：</text:span><text:span text:style-name="T55">建立web项目以及css,js,vedio文件夹,index.html。</text:span><text:span text:style-name="T44"> </text:span></text:p>
      <text:p text:style-name="P94">在index.html编写代码</text:p>
      <text:p text:style-name="P70">&lt;video id="myVedio" autoplay="autoplay" controls="controls" width="800px"&gt;</text:p>
      <text:p text:style-name="P70"><text:tab/>&lt;source src="video/1.webm"&gt;&lt;/source&gt;</text:p>
      <text:p text:style-name="P70">&lt;/video&gt;</text:p>
      <text:p text:style-name="P74"><text:span text:style-name="T45">首先创建vedio标签，并在vedio标签中设置autoplay，是为了视频在页面加载完毕后就自动播放，controls添加控制条工具，</text:span>&lt;source&gt;标签通过src设置视频位置。</text:p>
      <text:p text:style-name="P72"><text:span text:style-name="T39">（controls </text:span><text:span text:style-name="T45">属性规定浏览器应该为视频提供播放控件。</text:span><text:span text:style-name="T39">controls </text:span><text:span text:style-name="T45">属性是 </text:span><text:span text:style-name="T39">HTML 5 </text:span><text:span text:style-name="T45">中的新属性。</text:span></text:p>
      <text:p text:style-name="P92">浏览器控件应该包括：播放、暂停、定位、音量、全屏切换、字幕（如果可用）、音轨（如果可用））</text:p>
      <text:p text:style-name="P92"/>
      <text:p text:style-name="P76"><text:span text:style-name="T46">1.2：</text:span>设置播放列表，使点击列表播放后播放对应的视频：为了显示效果更好可以添加css样式，为正在播放的视频添加背景色</text:p>
      <text:p text:style-name="Text_20_body">添加&lt;ul&gt;,&lt;li&gt;实现列表的显示：</text:p>
      <text:p text:style-name="Preformatted_20_Text"><text:soft-page-break/><text:span text:style-name="Source_20_Text">&lt;ul&gt;</text:span></text:p>
      <text:p text:style-name="Preformatted_20_Text"><text:span text:style-name="Source_20_Text"><text:s text:c="4"/>&lt;li&gt;视频一&lt;/li&gt;</text:span></text:p>
      <text:p text:style-name="Preformatted_20_Text"><text:span text:style-name="Source_20_Text"><text:s text:c="4"/>&lt;li&gt;视频二&lt;/li&gt;</text:span></text:p>
      <text:p text:style-name="Preformatted_20_Text"><text:span text:style-name="Source_20_Text"><text:s text:c="4"/>&lt;li&gt;视频三&lt;/li&gt;</text:span></text:p>
      <text:p text:style-name="P93"><text:span text:style-name="Source_20_Text">&lt;/ul&gt;</text:span></text:p>
      <text:p text:style-name="P77"><text:span text:style-name="T46">1.3：</text:span>编写&lt;script&gt;脚本控制点击列表播放该视频，<text:span text:style-name="T40">通过for循环为视频列表添加onClick()方法，实现点中哪个就播放对应视频：</text:span></text:p>
      <text:p text:style-name="P62"><text:span text:style-name="T25">获取视频列表 ，设置播放视频列表数组 <text:s/>，循环条件为列表的长度。。。 </text:span>设置默认播放位置为第一个视频<text:span text:style-name="T34">，即vedioLi[0]，当前播放背景色设置为灰白，其他为浅蓝色。</text:span></text:p>
      <text:p text:style-name="P108"/>
      <text:p text:style-name="P73"><text:s text:c="4"/>var myVideo = document.getElementById("myVedio"); //通过js获取到vedio标签实例</text:p>
      <text:p text:style-name="P73"><text:s text:c="4"/>var vedioLi = document.getElementsByTagName("li"); //获取视频列表</text:p>
      <text:p text:style-name="P73"><text:s text:c="4"/>var vedioArry = new Array("1.webm", "2.webm", "3.webm"); //设置播放视频列表数组</text:p>
      <text:p text:style-name="P73"><text:s text:c="4"/>var arryNumber = 0; //设置默认播放位置，方便后面循环播放</text:p>
      <text:p text:style-name="P73"/>
      <text:p text:style-name="P75">通过for循环为视频列表添加onClick()方法，实现点中哪个就播放对应视频：</text:p>
      <text:p text:style-name="P73"><text:s text:c="4"/>for(var j = 0; j &lt; vedioLi.length; j++) {//循环条件为列表的长度</text:p>
      <text:p text:style-name="P73"><text:s text:c="4"/><text:tab/>vedioLi[j].onclick = function() {</text:p>
      <text:p text:style-name="P73"><text:s text:c="4"/><text:tab/> <text:s text:c="7"/>for(var m = 0; m &lt; vedioLi.length; m++) {</text:p>
      <text:p text:style-name="P73"><text:s text:c="4"/><text:tab/> <text:s text:c="15"/>vedioLi[m].style.backgroundColor = "black";//为每个类表设置背景为黑色</text:p>
      <text:p text:style-name="P73"><text:s text:c="4"/><text:tab/> <text:s text:c="7"/>}</text:p>
      <text:p text:style-name="P73"><text:s text:c="20"/>for(var i = 0; i &lt; vedioLi.length; i++) {</text:p>
      <text:p text:style-name="P73"><text:s text:c="4"/><text:tab/><text:tab/> <text:s text:c="7"/>if(vedioLi[i] == this) { //判断点中的是否为该项</text:p>
      <text:p text:style-name="P73"><text:s text:c="4"/><text:tab/><text:tab/> <text:s text:c="15"/>vedioLi[i].style.backgroundColor = "darkgray"; //将点击后的背景设置为灰白</text:p>
      <text:p text:style-name="P73"><text:s text:c="4"/><text:tab/><text:tab/> <text:s text:c="15"/>arryNumber = i; //将当前播放设置为选中的下标</text:p>
      <text:p text:style-name="P73"><text:s text:c="4"/><text:tab/><text:tab/> <text:s text:c="15"/>myVideo.src = "video/" + vedioArry[i]; //设置播放视频</text:p>
      <text:p text:style-name="P73"><text:s text:c="4"/><text:tab/><text:tab/> <text:s text:c="15"/>myVideo.play(); //开始播放</text:p>
      <text:p text:style-name="P73"><text:s text:c="4"/><text:tab/> <text:s text:c="15"/>}</text:p>
      <text:p text:style-name="P73"><text:s text:c="4"/><text:tab/> <text:s text:c="7"/>}</text:p>
      <text:p text:style-name="P73"><text:s text:c="12"/>}</text:p>
      <text:p text:style-name="P73"><text:s text:c="4"/>}</text:p>
      <text:p text:style-name="P78"><text:span text:style-name="T65">1.4 </text:span>实现循环播放功能：<text:span text:style-name="T41">为vedio添加ended监听，当视频播放完毕后执行对应函数</text:span><text:span text:style-name="T42">。</text:span></text:p>
      <text:p text:style-name="P109"><text:tab/>判断是否播到最后一个，如果是，将最后一个播放完毕并将背景色改为浅蓝色，播放第一个视频，背景色改为灰白，，并将下标重设为 0。</text:p>
      <text:p text:style-name="P95"><text:soft-page-break/><text:tab/>如果不是，每播放一次，将下标加1，即将播放的背景色设置为灰白，刚播完的设为浅蓝色，播放灰白背景视频。</text:p>
      <text:p text:style-name="P73"><text:s text:c="4"/>myVideo.addEventListener("ended", function() {//为vedio添加ended监听，当视频播放完毕后执行对应函数</text:p>
      <text:p text:style-name="P73"><text:s text:c="4"/><text:tab/>if(arryNumber == (vedioArry.length - 1)) { //判断是否到了最后一个视频</text:p>
      <text:p text:style-name="P73"><text:s text:c="4"/><text:tab/> <text:s text:c="7"/>vedioLi[vedioLi.length - 1].style.backgroundColor = "black"; //将前一个列表颜色设为black</text:p>
      <text:p text:style-name="P73"><text:s text:c="4"/><text:tab/><text:tab/>vedioLi[0].style.backgroundColor = "darkgray"; //将当前视频设置为灰白</text:p>
      <text:p text:style-name="P73"><text:s text:c="4"/><text:tab/><text:tab/>myVideo.src = "video/"+vedioArry[0]; //播放第一个视频</text:p>
      <text:p text:style-name="P73"><text:s text:c="4"/><text:tab/><text:tab/>myVideo.play();</text:p>
      <text:p text:style-name="P73"><text:s text:c="4"/><text:tab/><text:tab/>arryNumber = 0;//将下标重设为 0</text:p>
      <text:p text:style-name="P79"><text:s text:c="4"/><text:tab/>} </text:p>
      <text:p text:style-name="P79"><text:tab/>else {</text:p>
      <text:p text:style-name="P73"><text:s text:c="4"/><text:tab/><text:tab/>arryNumber += 1; //每播放一次则将下标加一</text:p>
      <text:p text:style-name="P73"><text:s text:c="4"/><text:tab/><text:tab/>myVideo.src = "video/" + vedioArry[arryNumber];</text:p>
      <text:p text:style-name="P73"><text:s text:c="4"/><text:tab/><text:tab/>vedioLi[arryNumber].style.backgroundColor = "darkgray";</text:p>
      <text:p text:style-name="P73"><text:s text:c="4"/><text:tab/><text:tab/>vedioLi[arryNumber - 1].style.backgroundColor = "black";</text:p>
      <text:p text:style-name="P73"><text:s text:c="4"/><text:tab/><text:tab/>myVideo.play();</text:p>
      <text:p text:style-name="P73"><text:s text:c="4"/><text:tab/>} <text:s text:c="4"/></text:p>
      <text:p text:style-name="P73"><text:s text:c="4"/>});</text:p>
      <text:p text:style-name="P73"/>
      <text:p text:style-name="P80">2：图片动画</text:p>
      <text:p text:style-name="P81">2.1 无缝滚动</text:p>
      <text:p text:style-name="P64"><text:tab/>创建左右箭头和照片容器的<text:span text:style-name="T67">div并</text:span>获取<text:span text:style-name="T31">，将ul里面的内容复制一份，整个ul里面就包含了20个li，创建反复执行的定时器，，执行相应动画，每隔30毫秒移动一次，每次移动2px，当ul向左滚动到第10个li时，瞬间将整个ul拉回到初始位置，当ul在起始位置往右滚动时候，瞬间将整个ul拉回到往左的第10个li的位置，默认开始往左滑动。点击左右箭头，变换移动方向，鼠标移入停止，移出继续原来运动（保存了之前运动方向大小的变量值）。</text:span></text:p>
      <text:p text:style-name="P64"><text:tab/><text:span text:style-name="T68">创建左右箭头和照片容器的</text:span><text:span text:style-name="T69">div并</text:span><text:span text:style-name="T68">获取</text:span><text:span text:style-name="T70">（1651.5），将ul里面的内容复制一份，（oUl.innerHTML = oUl.innerHTML + oUl.innerHTML;<text:tab/>）整个ul里面就包含了20个li，每隔30毫秒移动一次，每次移动2px，当ul向左滚动到第10个li时，瞬间将整个ul拉回到初始位置，当ul在起始位置往右滚动时候，瞬间将整个ul拉回到往左的第10个li的位置，点击左右箭头，变换移动方向，鼠标移入停止，移出继续原来运动，初始设置</text:span><text:span text:style-name="T71">var iSpeed = -2;即往左运动</text:span><text:span text:style-name="T70">。创建反复执行的定时器，，执行相应动画var timer = setInterval(moving,30);</text:span></text:p>
      <text:p text:style-name="P110"/>
      <text:p text:style-name="P82"><text:soft-page-break/>2.2 手风琴</text:p>
      <text:p text:style-name="P83"><text:tab/>点击当前<text:span text:style-name="T30">li，当前li的进行left移动动画（相对容器），当前li前面的每一个li都进行left动画移动；</text:span></text:p>
      <text:p text:style-name="P96">当前li后面的li也进行动画移动。</text:p>
      <text:p text:style-name="P86"><text:tab/>点击当前<text:span text:style-name="T30">li，当前li的进行left移动动画（相对于容器），当前li前面的每一个li都进行left动画移动，{left:$(this).index()*21}；当前li后面的li也进行动画移动{left:(514.25-(10-$(this).index())*21)}。</text:span></text:p>
      <text:p text:style-name="P84">2.<text:span text:style-name="T85">3</text:span> 整页滚动</text:p>
      <text:p text:style-name="P85"><text:tab/><text:span text:style-name="T4">幻灯片从出现到结束耗时</text:span><text:span text:style-name="T7">300毫秒，同时令每帧幻灯片里的动画效果延迟了300毫秒出现，所以幻灯片完全出来就开始做动画。无缝衔接。</text:span></text:p>
      <text:p text:style-name="P88"><text:span text:style-name="T77"><text:tab/></text:span><text:span text:style-name="T78">(1）</text:span><text:span text:style-name="T79">鼠标滚轮事件是多次触发的事件，可以使用定时器减少触发的次数实现函数节流。采用只执行一次的定时器，并先把之前的全清掉，再使用定时器。滑动鼠标，往下滑时，记录dat==-1，幻灯片加</text:span><text:span text:style-name="T80">1，即</text:span><text:span text:style-name="T79">$nowscreen++；反之，到第一帧后，不能再往上滑动鼠标，到最后一帧后，不能再往下滑动鼠标。</text:span></text:p>
      <text:p text:style-name="P89"><text:span text:style-name="T79"><text:tab/></text:span><text:span text:style-name="T82">(2）</text:span><text:span text:style-name="T79">刷新页面，出现第一页，为其添加类名moving，执行相应的样式操作。</text:span></text:p>
      <text:p text:style-name="P98"><text:tab/>要把所有幻灯片总高度以及浏览器高度（单屏幕高度）获取到，执行屏幕top动画为'top':-$h*$nowscreen；</text:p>
      <text:p text:style-name="P89"><text:span text:style-name="T79"><text:tab/>（</text:span><text:span text:style-name="T82">3）</text:span><text:span text:style-name="T79">滑动鼠标出现新一页的幻灯片，滑动鼠标会触发屏幕top动画（从开始到结束</text:span><text:span text:style-name="T81">300毫秒）。设置定时器延迟300毫秒，为当前页添加类moving，其他页去掉。</text:span></text:p>
      <text:p text:style-name="P90"><text:span text:style-name="T81"><text:tab/>（</text:span><text:span text:style-name="T82">4）</text:span><text:span text:style-name="T81">点击右侧小圆点，获取当前点击小圆点所对应页码，为小圆点</text:span><text:span text:style-name="T79">添加类名active，执行相应的样式操作。其他页去掉active类。同时执行屏幕top动画，</text:span><text:span text:style-name="T81">当前页添加类moving，其他页去掉。</text:span></text:p>
      <text:p text:style-name="P65"/>
      <text:p text:style-name="P84">2.<text:span text:style-name="T85">4</text:span> 照片墙</text:p>
      <text:p text:style-name="P68"><text:tab/><text:span text:style-name="T77">设置循环次数，将照片标签追加到页面上。</text:span></text:p>
      <text:p text:style-name="P66"><text:tab/>设置照片墙的动画，采用执行多次的定时器，设置每个照片的透明度，延迟，旋转的样式，形成动画效果。</text:p>
      <text:p text:style-name="P66"/>
      <text:p text:style-name="P61">3：时间戳</text:p>
      <text:p text:style-name="Text_20_body"><text:tab/><text:span text:style-name="T56">当前时间减去旧时间，得出最后时间。时间塞到页面上（$("#clock").html(result);</text:span></text:p>
      <text:p text:style-name="P127"><text:span text:style-name="T57"><text:s/><text:tab/>a <text:s text:c="2"/></text:span><text:span text:style-name="T103"><text:s text:c="3"/></text:span>获取的时间戳是精确到秒:(Date.parse(current) - Date.parse(date)) / 1000</text:p>
      <text:p text:style-name="P127"/>
      <text:p text:style-name="P127"><text:span text:style-name="T57"><text:tab/>b <text:s/></text:span><text:span text:style-name="T103"><text:s text:c="4"/></text:span>计算出相差天数:Math.floor(seconds / (3600 * 24))</text:p>
      <text:p text:style-name="P127"/>
      <text:p text:style-name="P127"><text:span text:style-name="T57"><text:tab/>c <text:s text:c="3"/></text:span><text:span text:style-name="T103"><text:s/></text:span>计算天数后剩余的秒数seconds = seconds % (3600 * 24)</text:p>
      <text:p text:style-name="P127"><text:s text:c="8"/><text:tab/><text:tab/>如果＜<text:span text:style-name="T103">10，则前面加0 <text:s text:c="3"/></text:span>if (hours &lt; 10) {</text:p>
      <text:p text:style-name="P127"><text:tab/><text:tab/><text:tab/><text:tab/><text:tab/><text:tab/>hours = "0" + hours;</text:p>
      <text:p text:style-name="P127"><text:tab/><text:tab/><text:tab/><text:tab/><text:tab/> <text:s text:c="3"/>}</text:p>
      <text:p text:style-name="P127"><text:s text:c="7"/><text:tab/><text:tab/>计算出小时数:hours = Math.floor(seconds / 3600)</text:p>
      <text:p text:style-name="P127"/>
      <text:p text:style-name="P127"><text:span text:style-name="T57"><text:tab/>d </text:span><text:span text:style-name="T103"><text:s text:c="5"/></text:span>计算小时数后剩余的秒数:seconds = seconds % 3600</text:p>
      <text:p text:style-name="P127"><text:s text:c="7"/><text:tab/><text:tab/> <text:s/>计算相差分钟数:minutes = Math.floor(seconds / 60)</text:p>
      <text:p text:style-name="P127"/>
      <text:p text:style-name="P127"><text:span text:style-name="T57"><text:tab/>e </text:span><text:span text:style-name="T103"><text:s text:c="5"/></text:span>计算分钟数后剩余的秒数:seconds = seconds % 60</text:p>
      <text:p text:style-name="P127"><text:span text:style-name="T56"><text:s text:c="6"/></text:span><text:span text:style-name="T72"><text:s/><text:tab/><text:tab/> <text:s/>计算相差秒数</text:span></text:p>
      <text:p text:style-name="P127"><text:span text:style-name="T56"/></text:p>
      <text:p text:style-name="P103"><text:span text:style-name="T50">4：</text:span><text:span text:style-name="T52">祝福评论</text:span></text:p>
      <text:p text:style-name="P120"><text:span text:style-name="T102"><text:tab/></text:span><text:span text:style-name="T84"> 4.1</text:span><text:span text:style-name="T102">评论数据存放到了 localStorage ，localStorage 只支持存放字符串数据，将之前数据转成数组<text:tab/><text:tab/>对象，并把最新的存放到数组开头。</text:span></text:p>
      <text:p text:style-name="P113"><text:span text:style-name="T9"><text:tab/> 4.</text:span><text:span text:style-name="T12">2</text:span><text:span text:style-name="T8">把最新的评论列表数组，再次调用 JSON.stringify 转为 <text:s/>数组字符串，然后调用 <text:tab/><text:tab/><text:tab/><text:tab/><text:tab/>localStorage.setItem() 存到本地存储里。</text:span></text:p>
      <text:p text:style-name="P112"><text:span text:style-name="T11"><text:tab/>4.</text:span><text:span text:style-name="T12">3</text:span><text:span text:style-name="T10">点击发表评论列表，把内容存到本地存储，同时触发子组件调用的父组件的加载评论列表的方法<text:tab/><text:tab/>直接把数据存到列表里，用新的数据覆盖假数据，从而实现直接刷新评论列表。</text:span></text:p>
      <text:p text:style-name="P112"><text:span text:style-name="T61"/></text:p>
      <text:p text:style-name="P121"><text:span text:style-name="T102">4.1</text:span>创建vue实例---创建评论列表，之后通过for循环进行渲染到页面</text:p>
      <text:p text:style-name="P121"><text:tab/>创建组建，将评论人和评论内容进行双向绑定，并把发表评论通过click绑定函数，如果点击发表评<text:tab/>论，就会触发绑定的函数。</text:p>
      <text:p text:style-name="P121"><text:span text:style-name="T102">4.2 评论数据存放到了 localStorage ，localStorage 只支持存放字符串数据，将之前数据转成数组对<text:tab/>象，并把最新的存放到数组开头。</text:span></text:p>
      <text:p text:style-name="P122"><text:span text:style-name="T102">4</text:span>.3 把 最新的 <text:s/>评论列表数组，再次调用 JSON.stringify 转为 <text:s/>数组字符串，然后调用 <text:tab/>localStorage.setItem()存到本地存储里。</text:p>
      <text:p text:style-name="P123"><text:span text:style-name="T102">4</text:span>.4 页面刷新刚一进来的时候，要把本地存储的拿到页面上，要把假数据替换掉。从本地的 localStorage 中，加载评论列表。</text:p>
      <text:p text:style-name="P124"><text:span text:style-name="T102">4</text:span>.5 <text:s/>beforeCreate(){ // 注意：这里不能调用 loadComments 方法，因为在执行这个钩子函数的时候， <text:tab/>data 和 methods 都还没有被初始化好。</text:p>
      <text:p text:style-name="P124"><text:soft-page-break/><text:tab/>created()初始化好了。调用加载评论列表的函数</text:p>
      <text:p text:style-name="P125"><text:span text:style-name="T102">4</text:span>.6 点击发表评论列表，把内容存到本地存储，同时触发子组件调用的父组件的加载评论列表的方法，直接把数据存到列表里，用新的数据覆盖假数据，从而实现直接刷新评论列表。</text:p>
      <text:p text:style-name="P101"><text:tab/><text:span text:style-name="T83">vm实例（评论列表）是父组件，发表评论按钮是子组件，所以点击按钮，不能调用父组件的加载评论列表函数。vm把刷新列表的方法委托给子组件，让子组件帮父组件调用此方法。</text:span></text:p>
      <text:p text:style-name="P103"><text:span text:style-name="T51">5：</text:span><text:span text:style-name="T52">类似博客文本编写与展示</text:span></text:p>
      <text:p text:style-name="P91"><text:span text:style-name="T49"><text:tab/></text:span><text:span text:style-name="T75">5.1</text:span><text:span text:style-name="T74">编写：</text:span></text:p>
      <text:p text:style-name="P91"><text:span text:style-name="T74"><text:tab/></text:span><text:span text:style-name="T75">5.2 展示</text:span></text:p>
      <text:p text:style-name="P103"><text:span text:style-name="T51">6：</text:span><text:span text:style-name="T52">文字动画</text:span></text:p>
      <text:p text:style-name="P87"><text:span text:style-name="T60"><text:tab/>6.1 </text:span><text:span text:style-name="T61">打字效果</text:span></text:p>
      <text:p text:style-name="P99"><text:span text:style-name="T61"><text:tab/></text:span><text:span text:style-name="T62">$("#code").typewriter();把内容写到页面上</text:span></text:p>
      <text:p text:style-name="P100"><text:span text:style-name="T62"><text:tab/>progress &amp; 1 ? '_' : ''</text:span><text:span text:style-name="T63">//</text:span><text:span text:style-name="T62">progress 是奇数，结果为--</text:span></text:p>
      <text:p text:style-name="P102"><text:span text:style-name="T76"><text:tab/></text:span><text:span text:style-name="T91">我们首先要取得容器内部内容。这可以通过给容器赋</text:span><text:span text:style-name="T93">id</text:span><text:span text:style-name="T91">，然后用</text:span><text:span text:style-name="T93">jquery</text:span><text:span text:style-name="T91">的</text:span><text:span text:style-name="T93">$(“#id”).html()</text:span><text:span text:style-name="T91">方法获取到，并将获取到的内容赋给一字符串变量。接着设一方向向后，步长为</text:span><text:span text:style-name="T93">1</text:span><text:span text:style-name="T91">的游标，逐字判断。</text:span><text:span text:style-name="T99">若是字符”</text:span><text:span text:style-name="T96">&lt;”</text:span><text:span text:style-name="T99">跳过，</text:span><text:span text:style-name="T97">这样做的目的是因为某些嵌套使用标签的情况存在。</text:span><text:span text:style-name="T100">在这种情况下应该跳过内层的标签，因为它们只是提供了一种表现形式，不属于正文。所以此时游标应跳到下一个相应的”</text:span><text:span text:style-name="T98">&gt;”</text:span><text:span text:style-name="T100">字符后一位的位置。</text:span><text:span text:style-name="T92">最后我们使用</text:span><text:span text:style-name="T94">substring()</text:span><text:span text:style-name="T92">方法截取，对象是之前接收了标签内部内容的字符串变量，截取内容为起始位置到当前游标所在位置之间的一段文本。这样就能使文本内容逐渐变长。</text:span></text:p>
      <text:p text:style-name="P104"><text:span text:style-name="T64"><text:tab/>用字符串”</text:span><text:span text:style-name="T88">_”</text:span><text:span text:style-name="T64">和””来模拟光标的闪烁效果。这可以通过使用游标与</text:span><text:span text:style-name="T88">1</text:span><text:span text:style-name="T64">按位与来实现。</text:span><text:span text:style-name="T90">因为游标向后游走的特性使得按位与的结果在</text:span><text:span text:style-name="T87">0</text:span><text:span text:style-name="T90">与</text:span><text:span text:style-name="T87">1</text:span><text:span text:style-name="T90">间变换，故而光标的闪烁效果也出来了，然后将光标附加在当前显示的文本内容尾部即可。</text:span><text:span text:style-name="T73">又因为要逐字判断字符类型，所以使用</text:span><text:span text:style-name="T89">setInterval()</text:span><text:span text:style-name="T73">方法作为定时器即可，</text:span></text:p>
      <text:p text:style-name="P105"><text:span text:style-name="T95"><text:tab/>使用</text:span><text:span text:style-name="T94">setInterval()</text:span><text:span text:style-name="T92">方法作为定时器即可，这样做的好处还可以让我们自定义一个打字机的速度。当游标移动到内部内容的结束处时，不要忘了调用</text:span><text:span text:style-name="T94">clearInterval()</text:span><text:span text:style-name="T92">消除定时器。</text:span><text:span text:style-name="T76"><text:tab/></text:span></text:p>
      <text:p text:style-name="P87"><text:span text:style-name="T54"><text:tab/>6.2 </text:span><text:span text:style-name="T56">animation动画</text:span></text:p>
      <text:p text:style-name="P97"><text:tab/>@keyframes 定义关键帧动画</text:p>
      <text:p text:style-name="P48"><text:tab/>@keyframes loading{ <text:s text:c="4"/></text:p>
      <text:p text:style-name="P48"><text:s text:c="6"/><text:tab/><text:tab/>from{</text:p>
      <text:p text:style-name="P48"><text:s text:c="8"/><text:tab/><text:tab/><text:tab/>transform:scale(1,1);</text:p>
      <text:p text:style-name="P48"><text:s text:c="6"/><text:tab/><text:tab/>}</text:p>
      <text:p text:style-name="P48"><text:s text:c="6"/><text:tab/><text:tab/>to{</text:p>
      <text:p text:style-name="P48"><text:s text:c="7"/><text:tab/> <text:tab/><text:tab/>transform:scale(1.5,1.5);</text:p>
      <text:p text:style-name="P48"><text:s text:c="4"/><text:tab/> <text:s/><text:tab/>}</text:p>
      <text:p text:style-name="P48"><text:s text:c="3"/><text:tab/> }</text:p>
      <text:p text:style-name="P48"><text:tab/>…</text:p>
      <text:p text:style-name="P56">animation:loading 500ms ease infinite alternate;名称，时间，动画曲线，是否反向还原，播放次数</text:p>
      <text:p text:style-name="P56">animation-delay:100ms;延迟时间</text:p>
      <text:p text:style-name="P48"/>
      <text:p text:style-name="P48"/>
      <text:p text:style-name="P69"/>
      <text:p text:style-name="P58">阿里，心形动画，心形树</text:p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entury Gothic" svg:font-family="'Century Gothic', 'Microsoft YaHei', 'Trebuchet MS', Arial, Verdana, Tahoma, 'DejaVu Sans', 'Liberation sans', 'Bitstream Vera Sans', sans-serif"/>
    <style:font-face style:name="Consolas" svg:font-family="Consolas, 'Bitstream Vera Sans Mono', 'Courier New', Courier, monospace"/>
    <style:font-face style:name="Microsoft YaHei" svg:font-family="'Microsoft YaHei'"/>
    <style:font-face style:name="PingFangSC-Regular" svg:font-family="PingFangSC-Regular, Verdana, Arial, 微软雅黑, 宋体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0:28:33.549640511</meta:creation-date>
    <meta:generator>LibreOffice/6.0.3.2$Linux_X86_64 LibreOffice_project/00m0$Build-2</meta:generator>
    <dc:date>2019-06-24T21:54:26.501298481</dc:date>
    <meta:editing-duration>PT15H25M7S</meta:editing-duration>
    <meta:editing-cycles>77</meta:editing-cycles>
    <meta:document-statistic meta:table-count="0" meta:image-count="0" meta:object-count="0" meta:page-count="15" meta:paragraph-count="550" meta:word-count="7384" meta:character-count="21347" meta:non-whitespace-character-count="18338"/>
  </office:meta>
</office:document-meta>
</file>